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3" style:parent-style-name="Normal" style:family="paragraph">
      <style:paragraph-properties fo:margin-bottom="0in" fo:line-height="100%"/>
    </style:style>
    <style:style style:name="T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fo:margin-bottom="0in" fo:line-height="100%"/>
    </style:style>
    <style:style style:name="T7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7" style:parent-style-name="Normal" style:family="paragraph">
      <style:paragraph-properties fo:margin-top="0.0694in" fo:margin-bottom="0.0694in" fo:line-height="100%"/>
    </style:style>
    <style:style style:name="T10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0" style:parent-style-name="Normal" style:family="paragraph">
      <style:paragraph-properties fo:margin-bottom="0in" fo:line-height="100%"/>
    </style:style>
    <style:style style:name="T1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138" style:family="table-column">
      <style:table-column-properties style:column-width="1.0618in"/>
    </style:style>
    <style:style style:name="TableColumn139" style:family="table-column">
      <style:table-column-properties style:column-width="0.6298in"/>
    </style:style>
    <style:style style:name="TableColumn140" style:family="table-column">
      <style:table-column-properties style:column-width="1.1298in"/>
    </style:style>
    <style:style style:name="TableColumn141" style:family="table-column">
      <style:table-column-properties style:column-width="2.2986in"/>
    </style:style>
    <style:style style:name="Table137" style:family="table">
      <style:table-properties style:width="5.1201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69" style:family="table-row">
      <style:table-row-properties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7" style:parent-style-name="Normal" style:family="paragraph">
      <style:paragraph-properties fo:margin-bottom="0in" fo:line-height="100%"/>
    </style:style>
    <style:style style:name="T1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192" style:family="table-column">
      <style:table-column-properties style:column-width="1.8361in"/>
    </style:style>
    <style:style style:name="TableColumn193" style:family="table-column">
      <style:table-column-properties style:column-width="0.8381in"/>
    </style:style>
    <style:style style:name="TableColumn194" style:family="table-column">
      <style:table-column-properties style:column-width="0.6937in"/>
    </style:style>
    <style:style style:name="TableColumn195" style:family="table-column">
      <style:table-column-properties style:column-width="1.0791in"/>
    </style:style>
    <style:style style:name="TableColumn196" style:family="table-column">
      <style:table-column-properties style:column-width="1.8527in"/>
    </style:style>
    <style:style style:name="Table191" style:family="table">
      <style:table-properties style:width="6.3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margin-bottom="0in" fo:line-height="100%"/>
    </style:style>
    <style:style style:name="T2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</style:style>
    <style:style style:name="T22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margin-bottom="0in" fo:line-height="100%"/>
    </style:style>
    <style:style style:name="T2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44" style:family="table-row">
      <style:table-row-properties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</style:style>
    <style:style style:name="T2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</style:style>
    <style:style style:name="T2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68" style:family="table-row">
      <style:table-row-properties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</style:style>
    <style:style style:name="T27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 fo:line-height="100%"/>
    </style:style>
    <style:style style:name="T2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</style:style>
    <style:style style:name="T30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06" style:parent-style-name="Normal" style:family="paragraph">
      <style:paragraph-properties fo:margin-top="0.0694in" fo:margin-bottom="0.0694in" fo:line-height="100%"/>
    </style:style>
    <style:style style:name="T30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09" style:parent-style-name="Normal" style:family="paragraph">
      <style:paragraph-properties fo:margin-top="0.0694in" fo:margin-bottom="0.0694in" fo:line-height="100%"/>
    </style:style>
    <style:style style:name="T31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2" style:parent-style-name="Normal" style:family="paragraph">
      <style:paragraph-properties fo:margin-top="0.0694in" fo:margin-bottom="0.0694in" fo:line-height="100%"/>
    </style:style>
    <style:style style:name="T3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16" style:parent-style-name="Normal" style:family="paragraph">
      <style:paragraph-properties fo:margin-top="0.0694in" fo:margin-bottom="0.0694in" fo:line-height="100%"/>
    </style:style>
    <style:style style:name="T3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1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9" style:parent-style-name="Normal" style:family="paragraph">
      <style:paragraph-properties fo:margin-top="0.0694in" fo:margin-bottom="0.0694in" fo:line-height="100%"/>
    </style:style>
    <style:style style:name="T3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2" style:parent-style-name="Normal" style:family="paragraph">
      <style:paragraph-properties fo:margin-top="0.0694in" fo:margin-bottom="0.0694in" fo:line-height="100%"/>
    </style:style>
    <style:style style:name="T3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26" style:parent-style-name="Normal" style:family="paragraph">
      <style:paragraph-properties fo:margin-top="0.0694in" fo:margin-bottom="0.0694in" fo:line-height="100%"/>
    </style:style>
    <style:style style:name="T32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2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9" style:parent-style-name="Normal" style:family="paragraph">
      <style:paragraph-properties fo:margin-top="0.0694in" fo:margin-bottom="0.0694in" fo:line-height="100%"/>
    </style:style>
    <style:style style:name="T3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2" style:parent-style-name="Normal" style:family="paragraph">
      <style:paragraph-properties fo:margin-top="0.0694in" fo:margin-bottom="0.0694in" fo:line-height="100%"/>
    </style:style>
    <style:style style:name="T3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5" style:parent-style-name="Normal" style:family="paragraph">
      <style:paragraph-properties fo:margin-bottom="0in" fo:line-height="100%"/>
    </style:style>
    <style:style style:name="T3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3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40" style:parent-style-name="Normal" style:family="paragraph">
      <style:paragraph-properties fo:margin-top="0.0694in" fo:margin-bottom="0.0694in" fo:line-height="100%"/>
    </style:style>
    <style:style style:name="T3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49" style:parent-style-name="Normal" style:family="paragraph">
      <style:paragraph-properties fo:margin-top="0.0694in" fo:margin-bottom="0.0694in" fo:line-height="100%"/>
    </style:style>
    <style:style style:name="T3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59" style:parent-style-name="Normal" style:family="paragraph">
      <style:paragraph-properties fo:margin-top="0.0694in" fo:margin-bottom="0.0694in" fo:line-height="100%"/>
    </style:style>
    <style:style style:name="T36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69" style:parent-style-name="Normal" style:family="paragraph">
      <style:paragraph-properties fo:margin-top="0.0694in" fo:margin-bottom="0.0694in" fo:line-height="100%"/>
    </style:style>
    <style:style style:name="T370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3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7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7" style:parent-style-name="Normal" style:family="paragraph">
      <style:paragraph-properties fo:margin-top="0.0694in" fo:margin-bottom="0.0694in" fo:line-height="100%"/>
    </style:style>
    <style:style style:name="T378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3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4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4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39" style:parent-style-name="Normal" style:family="paragraph">
      <style:paragraph-properties fo:margin-top="0.0694in" fo:margin-bottom="0.0694in" fo:line-height="100%"/>
    </style:style>
    <style:style style:name="T4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6" style:parent-style-name="Normal" style:family="paragraph">
      <style:paragraph-properties fo:margin-top="0.0694in" fo:margin-bottom="0.0694in" fo:line-height="100%"/>
    </style:style>
    <style:style style:name="T4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52" style:parent-style-name="Normal" style:family="paragraph">
      <style:paragraph-properties fo:margin-top="0.0694in" fo:margin-bottom="0.0694in" fo:line-height="100%"/>
    </style:style>
    <style:style style:name="T4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54" style:parent-style-name="Normal" style:family="paragraph">
      <style:paragraph-properties fo:margin-top="0.0694in" fo:margin-bottom="0.0694in" fo:line-height="100%"/>
    </style:style>
    <style:style style:name="T455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45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7" style:parent-style-name="Normal" style:family="paragraph">
      <style:paragraph-properties fo:margin-top="0.0694in" fo:margin-bottom="0.0694in" fo:line-height="100%"/>
    </style:style>
    <style:style style:name="T458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45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0" style:parent-style-name="Normal" style:family="paragraph">
      <style:paragraph-properties fo:margin-top="0.0694in" fo:margin-bottom="0.0694in" fo:line-height="100%"/>
    </style:style>
    <style:style style:name="T461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46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3" style:parent-style-name="Normal" style:family="paragraph">
      <style:paragraph-properties fo:margin-top="0.0694in" fo:margin-bottom="0.0694in" fo:line-height="100%"/>
    </style:style>
    <style:style style:name="T464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46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6" style:parent-style-name="Normal" style:family="paragraph">
      <style:paragraph-properties fo:margin-top="0.0694in" fo:margin-bottom="0.0694in" fo:line-height="100%"/>
    </style:style>
    <style:style style:name="T467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4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9" style:parent-style-name="Normal" style:family="paragraph">
      <style:paragraph-properties fo:margin-bottom="0in" fo:line-height="100%"/>
    </style:style>
    <style:style style:name="T4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4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4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74" style:parent-style-name="Normal" style:family="paragraph">
      <style:paragraph-properties fo:margin-top="0.0694in" fo:margin-bottom="0.0694in" fo:line-height="100%"/>
    </style:style>
    <style:style style:name="T4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76" style:parent-style-name="Normal" style:family="paragraph">
      <style:paragraph-properties fo:margin-top="0.0694in" fo:margin-bottom="0.0694in" fo:line-height="100%"/>
    </style:style>
    <style:style style:name="T4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78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8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2" style:parent-style-name="Normal" style:family="paragraph">
      <style:paragraph-properties fo:margin-top="0.0694in" fo:margin-bottom="0.0694in" fo:line-height="100%"/>
    </style:style>
    <style:style style:name="T4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8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86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8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8" style:parent-style-name="Normal" style:family="paragraph">
      <style:paragraph-properties fo:margin-top="0.0694in" fo:margin-bottom="0.0694in" fo:line-height="100%"/>
    </style:style>
    <style:style style:name="T48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9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9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9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95" style:parent-style-name="Normal" style:family="paragraph">
      <style:paragraph-properties fo:margin-top="0.0694in" fo:margin-bottom="0.0694in" fo:line-height="100%"/>
    </style:style>
    <style:style style:name="T4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97" style:parent-style-name="Normal" style:family="paragraph">
      <style:paragraph-properties fo:margin-top="0.0694in" fo:margin-bottom="0.0694in" fo:line-height="100%"/>
    </style:style>
    <style:style style:name="T498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49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01" style:parent-style-name="Normal" style:family="paragraph">
      <style:paragraph-properties fo:margin-top="0.0694in" fo:margin-bottom="0.0694in" fo:line-height="100%"/>
    </style:style>
    <style:style style:name="T502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5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04" style:parent-style-name="Normal" style:family="paragraph">
      <style:paragraph-properties fo:margin-top="0.0694in" fo:margin-bottom="0.0694in" fo:line-height="100%"/>
    </style:style>
    <style:style style:name="T505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5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07" style:parent-style-name="Normal" style:family="paragraph">
      <style:paragraph-properties fo:margin-top="0.0694in" fo:margin-bottom="0.0694in" fo:line-height="100%"/>
    </style:style>
    <style:style style:name="T508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5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0" style:parent-style-name="Normal" style:family="paragraph">
      <style:paragraph-properties fo:margin-top="0.0694in" fo:margin-bottom="0.0694in" fo:line-height="100%"/>
    </style:style>
    <style:style style:name="T511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51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3" style:parent-style-name="Normal" style:family="paragraph">
      <style:paragraph-properties fo:margin-top="0.0694in" fo:margin-bottom="0.0694in" fo:line-height="100%"/>
    </style:style>
    <style:style style:name="T51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15" style:parent-style-name="Normal" style:family="paragraph">
      <style:paragraph-properties fo:margin-top="0.0694in" fo:margin-bottom="0.0694in" fo:line-height="100%"/>
    </style:style>
    <style:style style:name="T5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18" style:parent-style-name="Normal" style:family="paragraph">
      <style:paragraph-properties fo:margin-top="0.0694in" fo:margin-bottom="0.0694in" fo:line-height="100%"/>
    </style:style>
    <style:style style:name="T5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22" style:parent-style-name="Normal" style:family="paragraph">
      <style:paragraph-properties fo:margin-top="0.0694in" fo:margin-bottom="0.0694in" fo:line-height="100%"/>
    </style:style>
    <style:style style:name="T5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25" style:parent-style-name="Normal" style:family="paragraph">
      <style:paragraph-properties fo:margin-top="0.0694in" fo:margin-bottom="0.0694in" fo:line-height="100%"/>
    </style:style>
    <style:style style:name="T5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3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5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533" style:family="table-column">
      <style:table-column-properties style:column-width="1.3569in"/>
    </style:style>
    <style:style style:name="TableColumn534" style:family="table-column">
      <style:table-column-properties style:column-width="4.943in"/>
    </style:style>
    <style:style style:name="Table532" style:family="table">
      <style:table-properties style:width="6.3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margin-bottom="0in" fo:line-height="100%"/>
    </style:style>
    <style:style style:name="T5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546" style:family="table-row">
      <style:table-row-properties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margin-bottom="0in" fo:line-height="100%"/>
    </style:style>
    <style:style style:name="T5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552" style:family="table-row">
      <style:table-row-properties/>
    </style:style>
    <style:style style:name="TableCell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4" style:parent-style-name="Normal" style:family="paragraph">
      <style:paragraph-properties fo:margin-bottom="0in" fo:line-height="100%"/>
    </style:style>
    <style:style style:name="T5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558" style:family="table-row">
      <style:table-row-properties/>
    </style:style>
    <style:style style:name="TableCell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0" style:parent-style-name="Normal" style:family="paragraph">
      <style:paragraph-properties fo:margin-bottom="0in" fo:line-height="100%"/>
    </style:style>
    <style:style style:name="T56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65" style:parent-style-name="Normal" style:family="paragraph">
      <style:paragraph-properties fo:margin-top="0.0694in" fo:margin-bottom="0.0694in" fo:line-height="100%"/>
    </style:style>
    <style:style style:name="T5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6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69" style:parent-style-name="Normal" style:family="paragraph">
      <style:paragraph-properties fo:margin-top="0.0694in" fo:margin-bottom="0.0694in" fo:line-height="100%"/>
    </style:style>
    <style:style style:name="T5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7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5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76" style:parent-style-name="Normal" style:family="paragraph">
      <style:paragraph-properties fo:margin-top="0.0694in" fo:margin-bottom="0.0694in" fo:line-height="100%"/>
    </style:style>
    <style:style style:name="T57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9" style:parent-style-name="Normal" style:family="paragraph">
      <style:paragraph-properties fo:margin-top="0.0694in" fo:margin-bottom="0.0694in" fo:line-height="100%"/>
    </style:style>
    <style:style style:name="T58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4" style:parent-style-name="Normal" style:family="paragraph">
      <style:paragraph-properties fo:margin-top="0.0694in" fo:margin-bottom="0.0694in" fo:line-height="100%"/>
    </style:style>
    <style:style style:name="T58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7" style:parent-style-name="Normal" style:family="paragraph">
      <style:paragraph-properties fo:margin-top="0.0694in" fo:margin-bottom="0.0694in" fo:line-height="100%"/>
    </style:style>
    <style:style style:name="T5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1" style:parent-style-name="Normal" style:family="paragraph">
      <style:paragraph-properties fo:margin-top="0.0694in" fo:margin-bottom="0.0694in" fo:line-height="100%"/>
    </style:style>
    <style:style style:name="T5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5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5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07" style:parent-style-name="Normal" style:family="paragraph">
      <style:paragraph-properties fo:margin-bottom="0in" fo:line-height="100%"/>
    </style:style>
    <style:style style:name="T6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6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612" style:family="table-column">
      <style:table-column-properties style:column-width="1.3395in"/>
    </style:style>
    <style:style style:name="TableColumn613" style:family="table-column">
      <style:table-column-properties style:column-width="1.3409in"/>
    </style:style>
    <style:style style:name="TableColumn614" style:family="table-column">
      <style:table-column-properties style:column-width="1.4437in"/>
    </style:style>
    <style:style style:name="TableColumn615" style:family="table-column">
      <style:table-column-properties style:column-width="2.1756in"/>
    </style:style>
    <style:style style:name="Table611" style:family="table">
      <style:table-properties style:width="6.3in" fo:margin-left="0in" table:align="left"/>
    </style:style>
    <style:style style:name="TableRow616" style:family="table-row">
      <style:table-row-properties/>
    </style:style>
    <style:style style:name="TableCell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625" style:family="table-row">
      <style:table-row-properties/>
    </style:style>
    <style:style style:name="TableCell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margin-bottom="0in" fo:line-height="100%"/>
    </style:style>
    <style:style style:name="T6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635" style:family="table-row">
      <style:table-row-properties/>
    </style:style>
    <style:style style:name="TableCell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</style:style>
    <style:style style:name="T63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645" style:family="table-row">
      <style:table-row-properties/>
    </style:style>
    <style:style style:name="TableCell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7" style:parent-style-name="Normal" style:family="paragraph">
      <style:paragraph-properties fo:margin-bottom="0in" fo:line-height="100%"/>
    </style:style>
    <style:style style:name="T64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655" style:family="table-row">
      <style:table-row-properties/>
    </style:style>
    <style:style style:name="TableCell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paragraph-properties fo:margin-bottom="0in" fo:line-height="100%"/>
    </style:style>
    <style:style style:name="T6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6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667" style:parent-style-name="Normal" style:family="paragraph">
      <style:paragraph-properties fo:margin-top="0.0694in" fo:margin-bottom="0.0694in" fo:line-height="100%"/>
    </style:style>
    <style:style style:name="T668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6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6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3" style:parent-style-name="Normal" style:family="paragraph">
      <style:paragraph-properties fo:margin-top="0.0694in" fo:margin-bottom="0.0694in" fo:line-height="100%"/>
    </style:style>
    <style:style style:name="T674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6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6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0" style:parent-style-name="Normal" style:family="paragraph">
      <style:paragraph-properties fo:margin-top="0.0694in" fo:margin-bottom="0.0694in" fo:line-height="100%"/>
    </style:style>
    <style:style style:name="T681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6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8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6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690" style:family="table-column">
      <style:table-column-properties style:column-width="1.527in"/>
    </style:style>
    <style:style style:name="TableColumn691" style:family="table-column">
      <style:table-column-properties style:column-width="2.618in"/>
    </style:style>
    <style:style style:name="TableColumn692" style:family="table-column">
      <style:table-column-properties style:column-width="2.1548in"/>
    </style:style>
    <style:style style:name="Table689" style:family="table">
      <style:table-properties style:width="6.3in" fo:margin-left="0in" table:align="left"/>
    </style:style>
    <style:style style:name="TableRow693" style:family="table-row">
      <style:table-row-properties/>
    </style:style>
    <style:style style:name="TableCell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700" style:family="table-row">
      <style:table-row-properties/>
    </style:style>
    <style:style style:name="TableCell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707" style:family="table-row">
      <style:table-row-properties/>
    </style:style>
    <style:style style:name="TableCell7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714" style:family="table-row">
      <style:table-row-properties/>
    </style:style>
    <style:style style:name="TableCell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721" style:family="table-row">
      <style:table-row-properties/>
    </style:style>
    <style:style style:name="TableCell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7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30" style:parent-style-name="Normal" style:family="paragraph">
      <style:paragraph-properties fo:margin-top="0.0694in" fo:margin-bottom="0.0694in" fo:line-height="100%"/>
    </style:style>
    <style:style style:name="T7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3" style:parent-style-name="Normal" style:family="paragraph">
      <style:paragraph-properties fo:margin-top="0.0694in" fo:margin-bottom="0.0694in" fo:line-height="100%"/>
    </style:style>
    <style:style style:name="T7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3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8" style:parent-style-name="Normal" style:family="paragraph">
      <style:paragraph-properties fo:margin-top="0.0694in" fo:margin-bottom="0.0694in" fo:line-height="100%"/>
    </style:style>
    <style:style style:name="T7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46" style:parent-style-name="Normal" style:family="paragraph">
      <style:paragraph-properties fo:margin-top="0.0694in" fo:margin-bottom="0.0694in" fo:line-height="100%"/>
    </style:style>
    <style:style style:name="T7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1" style:parent-style-name="Normal" style:family="paragraph">
      <style:paragraph-properties fo:margin-top="0.0694in" fo:margin-bottom="0.0694in" fo:line-height="100%"/>
    </style:style>
    <style:style style:name="T7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7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57" style:parent-style-name="Normal" style:family="paragraph">
      <style:paragraph-properties fo:margin-top="0.0694in" fo:margin-bottom="0.0694in" fo:line-height="100%"/>
    </style:style>
    <style:style style:name="T7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761" style:parent-style-name="Policepardéfaut" style:family="text">
      <style:text-properties style:font-name="Segoe UI Emoji" style:font-name-asian="Times New Roman" style:font-name-complex="Segoe UI Emoji" fo:font-size="10pt" style:font-size-asian="10pt" style:font-size-complex="10pt" style:language-asian="fr" style:country-asian="FR"/>
    </style:style>
    <style:style style:name="T76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6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767" style:parent-style-name="Policepardéfaut" style:family="text">
      <style:text-properties style:font-name="Segoe UI Emoji" style:font-name-asian="Times New Roman" style:font-name-complex="Segoe UI Emoji" fo:font-size="10pt" style:font-size-asian="10pt" style:font-size-complex="10pt" style:language-asian="fr" style:country-asian="FR"/>
    </style:style>
    <style:style style:name="T768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72" style:parent-style-name="Normal" style:family="paragraph">
      <style:paragraph-properties fo:margin-top="0.0694in" fo:margin-bottom="0.0694in" fo:line-height="100%"/>
    </style:style>
    <style:style style:name="T7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7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77" style:parent-style-name="Normal" style:family="paragraph">
      <style:paragraph-properties fo:margin-top="0.0694in" fo:margin-bottom="0.0694in" fo:line-height="100%"/>
    </style:style>
    <style:style style:name="T7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85" style:parent-style-name="Normal" style:family="paragraph">
      <style:paragraph-properties fo:margin-top="0.0694in" fo:margin-bottom="0.0694in" fo:line-height="100%"/>
    </style:style>
    <style:style style:name="T78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1" style:parent-style-name="Normal" style:family="paragraph">
      <style:paragraph-properties fo:margin-top="0.0694in" fo:margin-bottom="0.0694in" fo:line-height="100%"/>
    </style:style>
    <style:style style:name="T7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796" style:parent-style-name="Normal" style:family="paragraph">
      <style:paragraph-properties fo:margin-bottom="0in" fo:line-height="100%"/>
    </style:style>
    <style:style style:name="T79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7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800" style:parent-style-name="Normal" style:family="paragraph">
      <style:paragraph-properties fo:margin-top="0.0694in" fo:margin-bottom="0.0694in" fo:line-height="100%"/>
    </style:style>
    <style:style style:name="T80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3" style:parent-style-name="Normal" style:family="paragraph">
      <style:paragraph-properties fo:margin-top="0.0694in" fo:margin-bottom="0.0694in" fo:line-height="100%"/>
    </style:style>
    <style:style style:name="T80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0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6" style:parent-style-name="Normal" style:family="paragraph">
      <style:paragraph-properties fo:margin-top="0.0694in" fo:margin-bottom="0.0694in" fo:line-height="100%"/>
    </style:style>
    <style:style style:name="T80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811" style:family="table-column">
      <style:table-column-properties style:column-width="1.5194in"/>
    </style:style>
    <style:style style:name="TableColumn812" style:family="table-column">
      <style:table-column-properties style:column-width="1.8472in"/>
    </style:style>
    <style:style style:name="TableColumn813" style:family="table-column">
      <style:table-column-properties style:column-width="0.7361in"/>
    </style:style>
    <style:style style:name="TableColumn814" style:family="table-column">
      <style:table-column-properties style:column-width="1.0555in"/>
    </style:style>
    <style:style style:name="TableColumn815" style:family="table-column">
      <style:table-column-properties style:column-width="0.9826in"/>
    </style:style>
    <style:style style:name="Table810" style:family="table">
      <style:table-properties style:width="6.1409in" fo:margin-left="0in" table:align="left"/>
    </style:style>
    <style:style style:name="TableRow816" style:family="table-row">
      <style:table-row-properties/>
    </style:style>
    <style:style style:name="TableCell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827" style:family="table-row">
      <style:table-row-properties/>
    </style:style>
    <style:style style:name="TableCell8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838" style:family="table-row">
      <style:table-row-properties/>
    </style:style>
    <style:style style:name="TableCell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849" style:family="table-row">
      <style:table-row-properties/>
    </style:style>
    <style:style style:name="TableCell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860" style:family="table-row">
      <style:table-row-properties/>
    </style:style>
    <style:style style:name="TableCell8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872" style:parent-style-name="Normal" style:family="paragraph">
      <style:paragraph-properties fo:margin-top="0.0694in" fo:margin-bottom="0.0694in" fo:line-height="100%"/>
    </style:style>
    <style:style style:name="T8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8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8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893" style:parent-style-name="Normal" style:family="paragraph">
      <style:paragraph-properties fo:margin-top="0.0694in" fo:margin-bottom="0.0694in" fo:line-height="100%"/>
    </style:style>
    <style:style style:name="T8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96" style:parent-style-name="Normal" style:family="paragraph">
      <style:paragraph-properties fo:margin-top="0.0694in" fo:margin-bottom="0.0694in" fo:line-height="100%"/>
    </style:style>
    <style:style style:name="T8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9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99" style:parent-style-name="Normal" style:family="paragraph">
      <style:paragraph-properties fo:margin-top="0.0694in" fo:margin-bottom="0.0694in" fo:line-height="100%"/>
    </style:style>
    <style:style style:name="T9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0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02" style:parent-style-name="Normal" style:family="paragraph">
      <style:paragraph-properties fo:margin-top="0.0694in" fo:margin-bottom="0.0694in" fo:line-height="100%"/>
    </style:style>
    <style:style style:name="T9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907" style:family="table-column">
      <style:table-column-properties style:column-width="1.4263in"/>
    </style:style>
    <style:style style:name="TableColumn908" style:family="table-column">
      <style:table-column-properties style:column-width="2.3604in"/>
    </style:style>
    <style:style style:name="TableColumn909" style:family="table-column">
      <style:table-column-properties style:column-width="2.3708in"/>
    </style:style>
    <style:style style:name="Table906" style:family="table">
      <style:table-properties style:width="6.1576in" fo:margin-left="0in" table:align="left"/>
    </style:style>
    <style:style style:name="TableRow910" style:family="table-row">
      <style:table-row-properties/>
    </style:style>
    <style:style style:name="TableCell9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924" style:family="table-row">
      <style:table-row-properties/>
    </style:style>
    <style:style style:name="TableCell9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931" style:family="table-row">
      <style:table-row-properties/>
    </style:style>
    <style:style style:name="TableCell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38" style:parent-style-name="Normal" style:family="paragraph">
      <style:paragraph-properties fo:margin-bottom="0in" fo:line-height="100%"/>
    </style:style>
    <style:style style:name="T9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9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943" style:family="table-column">
      <style:table-column-properties style:column-width="1.1458in"/>
    </style:style>
    <style:style style:name="TableColumn944" style:family="table-column">
      <style:table-column-properties style:column-width="2.0152in"/>
    </style:style>
    <style:style style:name="TableColumn945" style:family="table-column">
      <style:table-column-properties style:column-width="2.0694in"/>
    </style:style>
    <style:style style:name="TableColumn946" style:family="table-column">
      <style:table-column-properties style:column-width="1.0694in"/>
    </style:style>
    <style:style style:name="Table942" style:family="table">
      <style:table-properties style:width="6.3in" fo:margin-left="0in" table:align="left"/>
    </style:style>
    <style:style style:name="TableRow947" style:family="table-row">
      <style:table-row-properties/>
    </style:style>
    <style:style style:name="TableCell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56" style:family="table-row">
      <style:table-row-properties/>
    </style:style>
    <style:style style:name="TableCell9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8" style:parent-style-name="Normal" style:family="paragraph">
      <style:paragraph-properties fo:margin-bottom="0in" fo:line-height="100%"/>
    </style:style>
    <style:style style:name="T9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5" style:parent-style-name="Normal" style:family="paragraph">
      <style:paragraph-properties fo:margin-bottom="0in" fo:line-height="100%"/>
    </style:style>
    <style:style style:name="T9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67" style:family="table-row">
      <style:table-row-properties/>
    </style:style>
    <style:style style:name="TableCell9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9" style:parent-style-name="Normal" style:family="paragraph">
      <style:paragraph-properties fo:margin-bottom="0in" fo:line-height="100%"/>
    </style:style>
    <style:style style:name="T9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6" style:parent-style-name="Normal" style:family="paragraph">
      <style:paragraph-properties fo:margin-bottom="0in" fo:line-height="100%"/>
    </style:style>
    <style:style style:name="T97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78" style:family="table-row">
      <style:table-row-properties/>
    </style:style>
    <style:style style:name="TableCell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0" style:parent-style-name="Normal" style:family="paragraph">
      <style:paragraph-properties fo:margin-bottom="0in" fo:line-height="100%"/>
    </style:style>
    <style:style style:name="T9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7" style:parent-style-name="Normal" style:family="paragraph">
      <style:paragraph-properties fo:margin-bottom="0in" fo:line-height="100%"/>
    </style:style>
    <style:style style:name="T98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89" style:family="table-row">
      <style:table-row-properties/>
    </style:style>
    <style:style style:name="TableCell9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1" style:parent-style-name="Normal" style:family="paragraph">
      <style:paragraph-properties fo:margin-bottom="0in" fo:line-height="100%"/>
    </style:style>
    <style:style style:name="T9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0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0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2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1026" style:family="table-column">
      <style:table-column-properties style:column-width="1.8659in"/>
    </style:style>
    <style:style style:name="TableColumn1027" style:family="table-column">
      <style:table-column-properties style:column-width="1.4645in"/>
    </style:style>
    <style:style style:name="TableColumn1028" style:family="table-column">
      <style:table-column-properties style:column-width="1.3381in"/>
    </style:style>
    <style:style style:name="TableColumn1029" style:family="table-column">
      <style:table-column-properties style:column-width="1.6312in"/>
    </style:style>
    <style:style style:name="Table1025" style:family="table">
      <style:table-properties style:width="6.3in" fo:margin-left="0in" table:align="left"/>
    </style:style>
    <style:style style:name="TableRow1030" style:family="table-row">
      <style:table-row-properties/>
    </style:style>
    <style:style style:name="TableCell1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039" style:family="table-row">
      <style:table-row-properties/>
    </style:style>
    <style:style style:name="TableCell1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048" style:family="table-row">
      <style:table-row-properties/>
    </style:style>
    <style:style style:name="TableCell1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057" style:family="table-row">
      <style:table-row-properties/>
    </style:style>
    <style:style style:name="TableCell10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067" style:parent-style-name="Normal" style:family="paragraph">
      <style:paragraph-properties fo:margin-top="0.0694in" fo:margin-bottom="0.0694in" fo:line-height="100%"/>
    </style:style>
    <style:style style:name="T10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69" style:parent-style-name="Normal" style:family="paragraph">
      <style:paragraph-properties fo:margin-top="0.0694in" fo:margin-bottom="0.0694in" fo:line-height="100%"/>
    </style:style>
    <style:style style:name="T10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74" style:parent-style-name="Normal" style:family="paragraph">
      <style:paragraph-properties fo:margin-bottom="0in" fo:line-height="100%"/>
    </style:style>
    <style:style style:name="T10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0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1079" style:family="table-column">
      <style:table-column-properties style:column-width="1.6583in"/>
    </style:style>
    <style:style style:name="TableColumn1080" style:family="table-column">
      <style:table-column-properties style:column-width="2.0152in"/>
    </style:style>
    <style:style style:name="TableColumn1081" style:family="table-column">
      <style:table-column-properties style:column-width="1.5055in"/>
    </style:style>
    <style:style style:name="Table1078" style:family="table">
      <style:table-properties style:width="5.1791in" fo:margin-left="0in" table:align="left"/>
    </style:style>
    <style:style style:name="TableRow1082" style:family="table-row">
      <style:table-row-properties/>
    </style:style>
    <style:style style:name="TableCell1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089" style:family="table-row">
      <style:table-row-properties/>
    </style:style>
    <style:style style:name="TableCell1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096" style:family="table-row">
      <style:table-row-properties/>
    </style:style>
    <style:style style:name="TableCell1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03" style:family="table-row">
      <style:table-row-properties/>
    </style:style>
    <style:style style:name="TableCell1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10" style:family="table-row">
      <style:table-row-properties/>
    </style:style>
    <style:style style:name="TableCell1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1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119" style:parent-style-name="Normal" style:family="paragraph">
      <style:paragraph-properties fo:margin-top="0.0694in" fo:margin-bottom="0.0694in" fo:line-height="100%"/>
    </style:style>
    <style:style style:name="T11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22" style:parent-style-name="Normal" style:family="paragraph">
      <style:paragraph-properties fo:margin-top="0.0694in" fo:margin-bottom="0.0694in" fo:line-height="100%"/>
    </style:style>
    <style:style style:name="T11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25" style:parent-style-name="Normal" style:family="paragraph">
      <style:paragraph-properties fo:margin-top="0.0694in" fo:margin-bottom="0.0694in" fo:line-height="100%"/>
    </style:style>
    <style:style style:name="T11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129" style:parent-style-name="Normal" style:family="paragraph">
      <style:paragraph-properties fo:margin-top="0.0694in" fo:margin-bottom="0.0694in" fo:line-height="100%"/>
    </style:style>
    <style:style style:name="T11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32" style:parent-style-name="Normal" style:family="paragraph">
      <style:paragraph-properties fo:margin-top="0.0694in" fo:margin-bottom="0.0694in" fo:line-height="100%"/>
    </style:style>
    <style:style style:name="T11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35" style:parent-style-name="Normal" style:family="paragraph">
      <style:paragraph-properties fo:margin-top="0.0694in" fo:margin-bottom="0.0694in" fo:line-height="100%"/>
    </style:style>
    <style:style style:name="T113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3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139" style:parent-style-name="Normal" style:family="paragraph">
      <style:paragraph-properties fo:margin-top="0.0694in" fo:margin-bottom="0.0694in" fo:line-height="100%"/>
    </style:style>
    <style:style style:name="T11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42" style:parent-style-name="Normal" style:family="paragraph">
      <style:paragraph-properties fo:margin-top="0.0694in" fo:margin-bottom="0.0694in" fo:line-height="100%"/>
    </style:style>
    <style:style style:name="T11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45" style:parent-style-name="Normal" style:family="paragraph">
      <style:paragraph-properties fo:margin-top="0.0694in" fo:margin-bottom="0.0694in" fo:line-height="100%"/>
    </style:style>
    <style:style style:name="T11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4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1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1151" style:family="table-column">
      <style:table-column-properties style:column-width="1.3437in"/>
    </style:style>
    <style:style style:name="TableColumn1152" style:family="table-column">
      <style:table-column-properties style:column-width="1.7451in"/>
    </style:style>
    <style:style style:name="TableColumn1153" style:family="table-column">
      <style:table-column-properties style:column-width="2.0381in"/>
    </style:style>
    <style:style style:name="Table1150" style:family="table">
      <style:table-properties style:width="5.127in" fo:margin-left="0in" table:align="left"/>
    </style:style>
    <style:style style:name="TableRow1154" style:family="table-row">
      <style:table-row-properties/>
    </style:style>
    <style:style style:name="TableCell1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161" style:family="table-row">
      <style:table-row-properties/>
    </style:style>
    <style:style style:name="TableCell1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68" style:family="table-row">
      <style:table-row-properties/>
    </style:style>
    <style:style style:name="TableCell1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75" style:family="table-row">
      <style:table-row-properties/>
    </style:style>
    <style:style style:name="TableCell1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82" style:family="table-row">
      <style:table-row-properties/>
    </style:style>
    <style:style style:name="TableCell1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190" style:parent-style-name="Normal" style:family="paragraph">
      <style:paragraph-properties fo:margin-top="0.0694in" fo:margin-bottom="0.0694in" fo:line-height="100%"/>
    </style:style>
    <style:style style:name="T119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93" style:parent-style-name="Normal" style:family="paragraph">
      <style:paragraph-properties fo:margin-top="0.0694in" fo:margin-bottom="0.0694in" fo:line-height="100%"/>
    </style:style>
    <style:style style:name="T11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99" style:parent-style-name="Normal" style:family="paragraph">
      <style:paragraph-properties fo:margin-top="0.0694in" fo:margin-bottom="0.0694in" fo:line-height="100%"/>
    </style:style>
    <style:style style:name="T12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0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02" style:parent-style-name="Normal" style:family="paragraph">
      <style:paragraph-properties fo:margin-top="0.0694in" fo:margin-bottom="0.0694in" fo:line-height="100%"/>
    </style:style>
    <style:style style:name="T1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05" style:parent-style-name="Normal" style:family="paragraph">
      <style:paragraph-properties fo:margin-bottom="0in" fo:line-height="100%"/>
    </style:style>
    <style:style style:name="T12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20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2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2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2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POLITIQUE DE SÉCURITÉ INFORMATIQUE</text:h>
      <text:h text:style-name="P2" text:outline-level="2">Projet VPC - Vente Par Correspondance</text:h>
      <text:p text:style-name="P3"><text:span text:style-name="T4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"><text:span text:style-name="T6">Établissement :</text:span><text:span text:style-name="T7"><text:s/>Lycée de Lorgues</text:span><text:span text:style-name="T8"><text:line-break/></text:span><text:span text:style-name="T9">Académie :</text:span><text:span text:style-name="T10"><text:s/>Nice</text:span><text:span text:style-name="T11"><text:line-break/></text:span><text:span text:style-name="T12">Session :</text:span><text:span text:style-name="T13"><text:s/>2026</text:span><text:span text:style-name="T14"><text:line-break/></text:span><text:span text:style-name="T15">BTS CIEL</text:span><text:span text:style-name="T16"><text:s/>- Option A : Informatique et Réseaux</text:span></text:p>
      <text:p text:style-name="P17"><text:span text:style-name="T18">Version :</text:span><text:span text:style-name="T19"><text:s/>1.0</text:span><text:span text:style-name="T20"><text:line-break/></text:span><text:span text:style-name="T21">Date :</text:span><text:span text:style-name="T22"><text:s/>20 janvier 2026</text:span><text:span text:style-name="T23"><text:line-break/></text:span><text:span text:style-name="T24">Statut :</text:span><text:span text:style-name="T25"><text:s/>Validé</text:span></text:p>
      <text:p text:style-name="P26"><text:span text:style-name="T27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28" text:outline-level="2">SOMMAIRE</text:h>
      <text:list text:style-name="LFO1" text:continue-numbering="true">
        <text:list-item>
          <text:p text:style-name="P29"><text:a xlink:href="#1-objet-du-document" office:target-frame-name="_top" xlink:show="replace"><text:span text:style-name="T30">Objet du document</text:span></text:a></text:p>
        </text:list-item>
        <text:list-item>
          <text:p text:style-name="P31"><text:a xlink:href="#2-p%C3%A9rim%C3%A8tre-dapplication" office:target-frame-name="_top" xlink:show="replace"><text:span text:style-name="T32">Périmètre d'application</text:span></text:a></text:p>
        </text:list-item>
        <text:list-item>
          <text:p text:style-name="P33"><text:a xlink:href="#3-cartographie-du-syst%C3%A8me" office:target-frame-name="_top" xlink:show="replace"><text:span text:style-name="T34">Cartographie du système</text:span></text:a></text:p>
        </text:list-item>
        <text:list-item>
          <text:p text:style-name="P35"><text:a xlink:href="#4-analyse-des-risques" office:target-frame-name="_top" xlink:show="replace"><text:span text:style-name="T36">Analyse des risques</text:span></text:a></text:p>
        </text:list-item>
        <text:list-item>
          <text:p text:style-name="P37"><text:a xlink:href="#5-politique-de-s%C3%A9curit%C3%A9-r%C3%" office:target-frame-name="_top" xlink:show="replace"><text:span text:style-name="T38">Politique de sécurité réseau</text:span></text:a></text:p>
        </text:list-item>
        <text:list-item>
          <text:p text:style-name="P39"><text:a xlink:href="#6-politique-de-s%C3%A9curit%C3%A9-des-a" office:target-frame-name="_top" xlink:show="replace"><text:span text:style-name="T40">Politique de sécurité des accès</text:span></text:a></text:p>
        </text:list-item>
        <text:list-item>
          <text:p text:style-name="P41"><text:a xlink:href="#7-politique-de-s%C3%A9curit%C3%A9-des-d" office:target-frame-name="_top" xlink:show="replace"><text:span text:style-name="T42">Politique de sécurité des données</text:span></text:a></text:p>
        </text:list-item>
        <text:list-item>
          <text:p text:style-name="P43"><text:a xlink:href="#8-politique-de-sauvegarde" office:target-frame-name="_top" xlink:show="replace"><text:span text:style-name="T44">Politique de sauvegarde</text:span></text:a></text:p>
        </text:list-item>
        <text:list-item>
          <text:p text:style-name="P45"><text:a xlink:href="#9-gestion-des-incidents" office:target-frame-name="_top" xlink:show="replace"><text:span text:style-name="T46">Gestion des incidents</text:span></text:a></text:p>
        </text:list-item>
        <text:list-item>
          <text:p text:style-name="P47"><text:a xlink:href="#10-plan-de-continuit%C3%A9" office:target-frame-name="_top" xlink:show="replace"><text:span text:style-name="T48">Plan de continuité</text:span></text:a></text:p>
        </text:list-item>
      </text:list>
      <text:p text:style-name="P49"><text:span text:style-name="T50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51" text:outline-level="2">1. OBJET DU DOCUMENT</text:h>
      <text:h text:style-name="P52" text:outline-level="3">1.1 Contexte</text:h>
      <text:p text:style-name="P53">La présente politique de sécurité définit l'ensemble des règles et procédures visant à protéger le système d'information de la plateforme VPC (Vente Par Correspondance) contre les menaces internes et externes.</text:p>
      <text:h text:style-name="P54" text:outline-level="3">1.2 Objectifs</text:h>
      <text:list text:style-name="LFO2" text:continue-numbering="true">
        <text:list-item>
          <text:p text:style-name="P55"><text:span text:style-name="T56">Confidentialité</text:span><text:span text:style-name="T57"><text:s/>: Garantir que seules les personnes autorisées accèdent aux informations</text:span></text:p>
        </text:list-item>
        <text:list-item>
          <text:p text:style-name="P58"><text:span text:style-name="T59">Intégrité</text:span><text:span text:style-name="T60"><text:s/>: Assurer que les données ne sont pas altérées de manière non autorisée</text:span></text:p>
        </text:list-item>
        <text:list-item>
          <text:p text:style-name="P61"><text:span text:style-name="T62">Disponibilité</text:span><text:span text:style-name="T63"><text:s/>: Garantir l'accès aux services pour les utilisateurs légitimes</text:span></text:p>
        </text:list-item>
        <text:list-item>
          <text:p text:style-name="P64"><text:span text:style-name="T65">Traçabilité</text:span><text:span text:style-name="T66"><text:s/>: Conserver les traces des actions effectuées sur le système</text:span></text:p>
        </text:list-item>
      </text:list>
      <text:h text:style-name="P67" text:outline-level="3">1.3 Référentiels</text:h>
      <text:p text:style-name="P68">Cette politique s'appuie sur les normes et bonnes pratiques suivantes :</text:p>
      <text:list text:style-name="LFO3" text:continue-numbering="true">
        <text:list-item>
          <text:p text:style-name="P69">ISO 27001 (Système de Management de la Sécurité de l'Information)</text:p>
        </text:list-item>
        <text:list-item>
          <text:p text:style-name="P70">RGPD (Règlement Général sur la Protection des Données)</text:p>
        </text:list-item>
        <text:list-item>
          <text:p text:style-name="P71">ANSSI (Agence Nationale de la Sécurité des Systèmes d'Information)</text:p>
        </text:list-item>
        <text:list-item>
          <text:p text:style-name="P72">OWASP (Open Web Application Security Project)</text:p>
        </text:list-item>
      </text:list>
      <text:p text:style-name="P73"><text:span text:style-name="T74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75" text:outline-level="2">2. PÉRIMÈTRE D'APPLICATION</text:h>
      <text:h text:style-name="P76" text:outline-level="3">2.1 Actifs concernés</text:h>
      <text:h text:style-name="P77" text:outline-level="4">Infrastructure matérielle</text:h>
      <text:list text:style-name="LFO4" text:continue-numbering="true">
        <text:list-item>
          <text:p text:style-name="P78">Pare-feu Stormshield SNS 320</text:p>
        </text:list-item>
        <text:list-item>
          <text:p text:style-name="P79">Switch Cisco (avec VLAN)</text:p>
        </text:list-item>
        <text:list-item>
          <text:p text:style-name="P80">Serveur HTTP (Apache)</text:p>
        </text:list-item>
        <text:list-item>
          <text:p text:style-name="P81">Serveur Base de Données (MySQL)</text:p>
        </text:list-item>
        <text:list-item>
          <text:p text:style-name="P82">Postes de travail (Responsable, Préparateur, Admin réseau)</text:p>
        </text:list-item>
        <text:list-item>
          <text:p text:style-name="P83">Équipements IoT (Balance Arduino, Lecteurs code-barre)</text:p>
        </text:list-item>
        <text:list-item>
          <text:p text:style-name="P84">Passerelle LoRa</text:p>
        </text:list-item>
      </text:list>
      <text:h text:style-name="P85" text:outline-level="4">Infrastructure logicielle</text:h>
      <text:list text:style-name="LFO5" text:continue-numbering="true">
        <text:list-item>
          <text:p text:style-name="P86">Système d'exploitation du pare-feu</text:p>
        </text:list-item>
        <text:list-item>
          <text:p text:style-name="P87">Système d'exploitation des serveurs</text:p>
        </text:list-item>
        <text:list-item>
          <text:p text:style-name="P88">Applications métier (IHM Responsable, IHM Préparateur)</text:p>
        </text:list-item>
        <text:list-item>
          <text:p text:style-name="P89">Site web e-commerce</text:p>
        </text:list-item>
        <text:list-item>
          <text:p text:style-name="P90">Base de données</text:p>
        </text:list-item>
      </text:list>
      <text:h text:style-name="P91" text:outline-level="4">Données</text:h>
      <text:list text:style-name="LFO6" text:continue-numbering="true">
        <text:list-item>
          <text:p text:style-name="P92">Données clients (informations personnelles, adresses)</text:p>
        </text:list-item>
        <text:list-item>
          <text:p text:style-name="P93">Données de paiement (simulé)</text:p>
        </text:list-item>
        <text:list-item>
          <text:p text:style-name="P94">Catalogue produits</text:p>
        </text:list-item>
        <text:list-item>
          <text:p text:style-name="P95">Historique des commandes</text:p>
        </text:list-item>
        <text:list-item>
          <text:p text:style-name="P96">Données de stock</text:p>
        </text:list-item>
      </text:list>
      <text:h text:style-name="P97" text:outline-level="3">2.2 Utilisateurs concernés</text:h>
      <text:list text:style-name="LFO7" text:continue-numbering="true">
        <text:list-item>
          <text:p text:style-name="P98"><text:span text:style-name="T99">Administrateur réseau</text:span><text:span text:style-name="T100"><text:s/>: Gestion infrastructure</text:span></text:p>
        </text:list-item>
        <text:list-item>
          <text:p text:style-name="P101"><text:span text:style-name="T102">Responsable</text:span><text:span text:style-name="T103"><text:s/>: Gestion articles, clients, validation commandes</text:span></text:p>
        </text:list-item>
        <text:list-item>
          <text:p text:style-name="P104"><text:span text:style-name="T105">Préparateur</text:span><text:span text:style-name="T106"><text:s/>: Préparation commandes, gestion stock</text:span></text:p>
        </text:list-item>
        <text:list-item>
          <text:p text:style-name="P107"><text:span text:style-name="T108">Clients</text:span><text:span text:style-name="T109"><text:s/>: Consultation catalogue, commandes en ligne</text:span></text:p>
        </text:list-item>
      </text:list>
      <text:p text:style-name="P110"><text:span text:style-name="T111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12" text:outline-level="2">3. CARTOGRAPHIE DU SYSTÈME</text:h>
      <text:h text:style-name="P113" text:outline-level="3">3.1 Architecture en zones</text:h>
      <text:p text:style-name="P114">┌─────────────────────────────────────────────────────┐</text:p>
      <text:p text:style-name="P115">│ <text:s text:c="20"/>INTERNET <text:s text:c="24"/>│</text:p>
      <text:p text:style-name="P116">└────────────────────┬────────────────────────────────┘</text:p>
      <text:p text:style-name="P117"><text:s text:c="21"/>│</text:p>
      <text:p text:style-name="P118"><text:s text:c="21"/>│ HTTPS (443)</text:p>
      <text:p text:style-name="P119"><text:s text:c="21"/>│</text:p>
      <text:p text:style-name="P120">┌────────────────────▼────────────────────────────────┐</text:p>
      <text:p text:style-name="P121">│ <text:s text:c="10"/>PARE-FEU STORMSHIELD SNS 320 <text:s text:c="13"/>│</text:p>
      <text:p text:style-name="P122">│ <text:s/>- Filtrage stateful <text:s text:c="31"/>│</text:p>
      <text:p text:style-name="P123">│ <text:s/>- NAT/PAT <text:s text:c="41"/>│</text:p>
      <text:p text:style-name="P124">│ <text:s/>- IDS/IPS <text:s text:c="41"/>│</text:p>
      <text:p text:style-name="P125">└─────┬──────────────┬──────────────┬────────────────┘</text:p>
      <text:p text:style-name="P126"><text:s text:c="6"/>│ <text:s text:c="13"/>│ <text:s text:c="13"/>│</text:p>
      <text:p text:style-name="P127"><text:s text:c="6"/>│ DMZ <text:s text:c="9"/>│ LAN <text:s text:c="9"/>│ IoT</text:p>
      <text:p text:style-name="P128"><text:s text:c="6"/>│ <text:s text:c="13"/>│ <text:s text:c="13"/>│</text:p>
      <text:p text:style-name="P129">┌─────▼─────┐ <text:s/>┌─────▼─────┐ <text:s/>┌────▼──────┐</text:p>
      <text:p text:style-name="P130">│ <text:s/>Serveur <text:s/>│ <text:s/>│ <text:s text:c="2"/>VLAN 1 <text:s/>│ <text:s/>│ <text:s/>VLAN 3 <text:s text:c="2"/>│</text:p>
      <text:p text:style-name="P131">│ <text:s text:c="2"/>HTTP <text:s text:c="3"/>│ <text:s/>│ <text:s text:c="2"/>Admin <text:s text:c="2"/>│ <text:s/>│ <text:s/>LoRa <text:s text:c="4"/>│</text:p>
      <text:p text:style-name="P132">│ <text:s text:c="10"/>│ <text:s/>│ <text:s text:c="10"/>│ <text:s/>│ <text:s text:c="10"/>│</text:p>
      <text:p text:style-name="P133">│ <text:s/>Serveur <text:s/>│ <text:s/>│ <text:s text:c="2"/>VLAN 2 <text:s/>│ <text:s/>└───────────┘</text:p>
      <text:p text:style-name="P134">│ <text:s text:c="3"/>BDD <text:s text:c="3"/>│ <text:s/>│Production │</text:p>
      <text:p text:style-name="P135">└───────────┘ <text:s/>└───────────┘</text:p>
      <text:h text:style-name="P136" text:outline-level="3">3.2 Segmentation réseau</text:h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header-rows>
          <table:table-row table:style-name="TableRow142">
            <table:table-cell table:style-name="TableCell143">
              <text:p text:style-name="P144">Zone</text:p>
            </table:table-cell>
            <table:table-cell table:style-name="TableCell145">
              <text:p text:style-name="P146">VLAN</text:p>
            </table:table-cell>
            <table:table-cell table:style-name="TableCell147">
              <text:p text:style-name="P148">Réseau</text:p>
            </table:table-cell>
            <table:table-cell table:style-name="TableCell149">
              <text:p text:style-name="P150">Description</text:p>
            </table:table-cell>
          </table:table-row>
        </table:table-header-rows>
        <table:table-row table:style-name="TableRow151">
          <table:table-cell table:style-name="TableCell152">
            <text:p text:style-name="P153">DMZ</text:p>
          </table:table-cell>
          <table:table-cell table:style-name="TableCell154">
            <text:p text:style-name="P155">-</text:p>
          </table:table-cell>
          <table:table-cell table:style-name="TableCell156">
            <text:p text:style-name="P157">192.168.10.0/24</text:p>
          </table:table-cell>
          <table:table-cell table:style-name="TableCell158">
            <text:p text:style-name="P159">Serveurs accessibles Internet</text:p>
          </table:table-cell>
        </table:table-row>
        <table:table-row table:style-name="TableRow160">
          <table:table-cell table:style-name="TableCell161">
            <text:p text:style-name="P162">Administration</text:p>
          </table:table-cell>
          <table:table-cell table:style-name="TableCell163">
            <text:p text:style-name="P164">VLAN 1</text:p>
          </table:table-cell>
          <table:table-cell table:style-name="TableCell165">
            <text:p text:style-name="P166">192.168.1.0/24</text:p>
          </table:table-cell>
          <table:table-cell table:style-name="TableCell167">
            <text:p text:style-name="P168">Postes admin + responsable</text:p>
          </table:table-cell>
        </table:table-row>
        <table:table-row table:style-name="TableRow169">
          <table:table-cell table:style-name="TableCell170">
            <text:p text:style-name="P171">Production</text:p>
          </table:table-cell>
          <table:table-cell table:style-name="TableCell172">
            <text:p text:style-name="P173">VLAN 2</text:p>
          </table:table-cell>
          <table:table-cell table:style-name="TableCell174">
            <text:p text:style-name="P175">192.168.2.0/24</text:p>
          </table:table-cell>
          <table:table-cell table:style-name="TableCell176">
            <text:p text:style-name="P177">Poste préparateur + périphériques</text:p>
          </table:table-cell>
        </table:table-row>
        <table:table-row table:style-name="TableRow178">
          <table:table-cell table:style-name="TableCell179">
            <text:p text:style-name="P180">IoT</text:p>
          </table:table-cell>
          <table:table-cell table:style-name="TableCell181">
            <text:p text:style-name="P182">VLAN 3</text:p>
          </table:table-cell>
          <table:table-cell table:style-name="TableCell183">
            <text:p text:style-name="P184">192.168.3.0/24</text:p>
          </table:table-cell>
          <table:table-cell table:style-name="TableCell185">
            <text:p text:style-name="P186">Passerelle LoRa</text:p>
          </table:table-cell>
        </table:table-row>
      </table:table>
      <text:p text:style-name="P187"><text:span text:style-name="T188"><draw:custom-shape svg:x="0in" svg:y="0in" svg:width="45.51042in" svg:height="0.00139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189" text:outline-level="2">4. ANALYSE DES RISQUES</text:h>
      <text:h text:style-name="P190" text:outline-level="3">4.1 Matrice des risques</text:h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header-rows>
          <table:table-row table:style-name="TableRow197">
            <table:table-cell table:style-name="TableCell198">
              <text:p text:style-name="P199">Menace</text:p>
            </table:table-cell>
            <table:table-cell table:style-name="TableCell200">
              <text:p text:style-name="P201">Probabilité</text:p>
            </table:table-cell>
            <table:table-cell table:style-name="TableCell202">
              <text:p text:style-name="P203">Impact</text:p>
            </table:table-cell>
            <table:table-cell table:style-name="TableCell204">
              <text:p text:style-name="P205">Niveau</text:p>
            </table:table-cell>
            <table:table-cell table:style-name="TableCell206">
              <text:p text:style-name="P207">Mesures</text:p>
            </table:table-cell>
          </table:table-row>
        </table:table-header-rows>
        <table:table-row table:style-name="TableRow208">
          <table:table-cell table:style-name="TableCell209">
            <text:p text:style-name="P210">Attaque DDoS</text:p>
          </table:table-cell>
          <table:table-cell table:style-name="TableCell211">
            <text:p text:style-name="P212">Moyenne</text:p>
          </table:table-cell>
          <table:table-cell table:style-name="TableCell213">
            <text:p text:style-name="P214">Élevé</text:p>
          </table:table-cell>
          <table:table-cell table:style-name="TableCell215">
            <text:p text:style-name="P216"><text:span text:style-name="T217">CRITIQUE</text:span></text:p>
          </table:table-cell>
          <table:table-cell table:style-name="TableCell218">
            <text:p text:style-name="P219">Pare-feu, limitation débit</text:p>
          </table:table-cell>
        </table:table-row>
        <table:table-row table:style-name="TableRow220">
          <table:table-cell table:style-name="TableCell221">
            <text:p text:style-name="P222">Injection SQL</text:p>
          </table:table-cell>
          <table:table-cell table:style-name="TableCell223">
            <text:p text:style-name="P224">Moyenne</text:p>
          </table:table-cell>
          <table:table-cell table:style-name="TableCell225">
            <text:p text:style-name="P226">Élevé</text:p>
          </table:table-cell>
          <table:table-cell table:style-name="TableCell227">
            <text:p text:style-name="P228"><text:span text:style-name="T229">CRITIQUE</text:span></text:p>
          </table:table-cell>
          <table:table-cell table:style-name="TableCell230">
            <text:p text:style-name="P231">Requêtes préparées, WAF</text:p>
          </table:table-cell>
        </table:table-row>
        <table:table-row table:style-name="TableRow232">
          <table:table-cell table:style-name="TableCell233">
            <text:p text:style-name="P234">Accès non autorisé</text:p>
          </table:table-cell>
          <table:table-cell table:style-name="TableCell235">
            <text:p text:style-name="P236">Élevée</text:p>
          </table:table-cell>
          <table:table-cell table:style-name="TableCell237">
            <text:p text:style-name="P238">Élevé</text:p>
          </table:table-cell>
          <table:table-cell table:style-name="TableCell239">
            <text:p text:style-name="P240"><text:span text:style-name="T241">CRITIQUE</text:span></text:p>
          </table:table-cell>
          <table:table-cell table:style-name="TableCell242">
            <text:p text:style-name="P243">Authentification forte, RBAC</text:p>
          </table:table-cell>
        </table:table-row>
        <text:soft-page-break/>
        <table:table-row table:style-name="TableRow244">
          <table:table-cell table:style-name="TableCell245">
            <text:p text:style-name="P246">Fuite de données</text:p>
          </table:table-cell>
          <table:table-cell table:style-name="TableCell247">
            <text:p text:style-name="P248">Moyenne</text:p>
          </table:table-cell>
          <table:table-cell table:style-name="TableCell249">
            <text:p text:style-name="P250">Très élevé</text:p>
          </table:table-cell>
          <table:table-cell table:style-name="TableCell251">
            <text:p text:style-name="P252"><text:span text:style-name="T253">CRITIQUE</text:span></text:p>
          </table:table-cell>
          <table:table-cell table:style-name="TableCell254">
            <text:p text:style-name="P255">Chiffrement, HTTPS, RGPD</text:p>
          </table:table-cell>
        </table:table-row>
        <table:table-row table:style-name="TableRow256">
          <table:table-cell table:style-name="TableCell257">
            <text:p text:style-name="P258">Malware/Ransomware</text:p>
          </table:table-cell>
          <table:table-cell table:style-name="TableCell259">
            <text:p text:style-name="P260">Moyenne</text:p>
          </table:table-cell>
          <table:table-cell table:style-name="TableCell261">
            <text:p text:style-name="P262">Élevé</text:p>
          </table:table-cell>
          <table:table-cell table:style-name="TableCell263">
            <text:p text:style-name="P264"><text:span text:style-name="T265">CRITIQUE</text:span></text:p>
          </table:table-cell>
          <table:table-cell table:style-name="TableCell266">
            <text:p text:style-name="P267">Antivirus, sauvegardes</text:p>
          </table:table-cell>
        </table:table-row>
        <table:table-row table:style-name="TableRow268">
          <table:table-cell table:style-name="TableCell269">
            <text:p text:style-name="P270">Défaillance matérielle</text:p>
          </table:table-cell>
          <table:table-cell table:style-name="TableCell271">
            <text:p text:style-name="P272">Faible</text:p>
          </table:table-cell>
          <table:table-cell table:style-name="TableCell273">
            <text:p text:style-name="P274">Moyen</text:p>
          </table:table-cell>
          <table:table-cell table:style-name="TableCell275">
            <text:p text:style-name="P276"><text:span text:style-name="T277">IMPORTANT</text:span></text:p>
          </table:table-cell>
          <table:table-cell table:style-name="TableCell278">
            <text:p text:style-name="P279">Redondance, maintenance</text:p>
          </table:table-cell>
        </table:table-row>
        <table:table-row table:style-name="TableRow280">
          <table:table-cell table:style-name="TableCell281">
            <text:p text:style-name="P282">Erreur humaine</text:p>
          </table:table-cell>
          <table:table-cell table:style-name="TableCell283">
            <text:p text:style-name="P284">Élevée</text:p>
          </table:table-cell>
          <table:table-cell table:style-name="TableCell285">
            <text:p text:style-name="P286">Moyen</text:p>
          </table:table-cell>
          <table:table-cell table:style-name="TableCell287">
            <text:p text:style-name="P288"><text:span text:style-name="T289">IMPORTANT</text:span></text:p>
          </table:table-cell>
          <table:table-cell table:style-name="TableCell290">
            <text:p text:style-name="P291">Formation, procédures</text:p>
          </table:table-cell>
        </table:table-row>
        <table:table-row table:style-name="TableRow292">
          <table:table-cell table:style-name="TableCell293">
            <text:p text:style-name="P294">Attaque Man-in-the-Middle</text:p>
          </table:table-cell>
          <table:table-cell table:style-name="TableCell295">
            <text:p text:style-name="P296">Faible</text:p>
          </table:table-cell>
          <table:table-cell table:style-name="TableCell297">
            <text:p text:style-name="P298">Élevé</text:p>
          </table:table-cell>
          <table:table-cell table:style-name="TableCell299">
            <text:p text:style-name="P300"><text:span text:style-name="T301">IMPORTANT</text:span></text:p>
          </table:table-cell>
          <table:table-cell table:style-name="TableCell302">
            <text:p text:style-name="P303">HTTPS, certificats</text:p>
          </table:table-cell>
        </table:table-row>
      </table:table>
      <text:h text:style-name="P304" text:outline-level="3">4.2 Scénarios d'attaque</text:h>
      <text:h text:style-name="P305" text:outline-level="4">Scénario 1 : Compromission du site web</text:h>
      <text:list text:style-name="LFO8" text:continue-numbering="true">
        <text:list-item>
          <text:p text:style-name="P306"><text:span text:style-name="T307">Vecteur</text:span><text:span text:style-name="T308"><text:s/>: Injection SQL ou XSS</text:span></text:p>
        </text:list-item>
        <text:list-item>
          <text:p text:style-name="P309"><text:span text:style-name="T310">Impact</text:span><text:span text:style-name="T311"><text:s/>: Vol données clients, défacement</text:span></text:p>
        </text:list-item>
        <text:list-item>
          <text:p text:style-name="P312"><text:span text:style-name="T313">Mesures</text:span><text:span text:style-name="T314"><text:s/>: Validation entrées, WAF, tests sécurité</text:span></text:p>
        </text:list-item>
      </text:list>
      <text:h text:style-name="P315" text:outline-level="4">Scénario 2 : Intrusion réseau interne</text:h>
      <text:list text:style-name="LFO9" text:continue-numbering="true">
        <text:list-item>
          <text:p text:style-name="P316"><text:span text:style-name="T317">Vecteur</text:span><text:span text:style-name="T318"><text:s/>: Phishing, malware</text:span></text:p>
        </text:list-item>
        <text:list-item>
          <text:p text:style-name="P319"><text:span text:style-name="T320">Impact</text:span><text:span text:style-name="T321"><text:s/>: Accès données sensibles, propagation</text:span></text:p>
        </text:list-item>
        <text:list-item>
          <text:p text:style-name="P322"><text:span text:style-name="T323">Mesures</text:span><text:span text:style-name="T324"><text:s/>: Segmentation VLAN, authentification, surveillance</text:span></text:p>
        </text:list-item>
      </text:list>
      <text:h text:style-name="P325" text:outline-level="4">Scénario 3 : Déni de service</text:h>
      <text:list text:style-name="LFO10" text:continue-numbering="true">
        <text:list-item>
          <text:p text:style-name="P326"><text:span text:style-name="T327">Vecteur</text:span><text:span text:style-name="T328"><text:s/>: Attaque DDoS</text:span></text:p>
        </text:list-item>
        <text:list-item>
          <text:p text:style-name="P329"><text:span text:style-name="T330">Impact</text:span><text:span text:style-name="T331"><text:s/>: Indisponibilité du site</text:span></text:p>
        </text:list-item>
        <text:list-item>
          <text:p text:style-name="P332"><text:span text:style-name="T333">Mesures</text:span><text:span text:style-name="T334"><text:s/>: Limitation connexions, filtrage pare-feu</text:span></text:p>
        </text:list-item>
      </text:list>
      <text:p text:style-name="P335"><text:span text:style-name="T336"><draw:custom-shape svg:x="0in" svg:y="0in" svg:width="45.51042in" svg:height="0.00139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337" text:outline-level="2">5. POLITIQUE DE SÉCURITÉ RÉSEAU</text:h>
      <text:h text:style-name="P338" text:outline-level="3">5.1 Configuration du pare-feu Stormshield</text:h>
      <text:h text:style-name="P339" text:outline-level="4">5.1.1 Règles de filtrage</text:h>
      <text:p text:style-name="P340"><text:span text:style-name="T341">Depuis Internet vers DMZ :</text:span></text:p>
      <text:p text:style-name="P342">┌────────┬──────────┬────────┬──────┬──────────┬──────────┐</text:p>
      <text:p text:style-name="P343">│ Source │ <text:s text:c="2"/>Dest <text:s text:c="2"/>│Protocol│ Port │ <text:s/>Action <text:s/>│ <text:s text:c="2"/>Log <text:s text:c="3"/>│</text:p>
      <text:p text:style-name="P344">├────────┼──────────┼────────┼──────┼──────────┼──────────┤</text:p>
      <text:p text:style-name="P345">│ <text:s/>ANY <text:s text:c="2"/>│ Srv HTTP │ <text:s/>TCP <text:s text:c="2"/>│ 443 <text:s/>│ <text:s/>ACCEPT <text:s/>│ <text:s text:c="2"/>OUI <text:s text:c="3"/>│</text:p>
      <text:p text:style-name="P346">│ <text:s/>ANY <text:s text:c="2"/>│ Srv HTTP │ <text:s/>TCP <text:s text:c="2"/>│ <text:s/>80 <text:s/>│ <text:s/>REJECT <text:s/>│ <text:s text:c="2"/>OUI <text:s text:c="3"/>│</text:p>
      <text:p text:style-name="P347">│ <text:s/>ANY <text:s text:c="2"/>│ <text:s text:c="2"/>DMZ <text:s text:c="3"/>│ <text:s/>ANY <text:s text:c="2"/>│ <text:s/>ANY │ <text:s text:c="2"/>DROP <text:s text:c="2"/>│ <text:s text:c="2"/>OUI <text:s text:c="3"/>│</text:p>
      <text:p text:style-name="P348">└────────┴──────────┴────────┴──────┴──────────┴──────────┘</text:p>
      <text:p text:style-name="P349"><text:span text:style-name="T350">Depuis LAN vers Internet :</text:span></text:p>
      <text:soft-page-break/>
      <text:p text:style-name="P351">┌────────────┬──────────┬────────┬──────┬──────────┬──────┐</text:p>
      <text:p text:style-name="P352">│ <text:s text:c="2"/>Source <text:s text:c="2"/>│ <text:s text:c="2"/>Dest <text:s text:c="2"/>│Protocol│ Port │ <text:s/>Action <text:s/>│ <text:s/>Log │</text:p>
      <text:p text:style-name="P353">├────────────┼──────────┼────────┼──────┼──────────┼──────┤</text:p>
      <text:p text:style-name="P354">│ Admin VLAN │ Internet │ <text:s/>ANY <text:s text:c="2"/>│ <text:s/>ANY │ <text:s/>ACCEPT <text:s/>│ <text:s/>OUI │</text:p>
      <text:p text:style-name="P355">│ Responsable│ Internet │ <text:s/>ANY <text:s text:c="2"/>│ <text:s/>ANY │ <text:s/>ACCEPT <text:s/>│ <text:s/>OUI │</text:p>
      <text:p text:style-name="P356">│ Préparateur│ Internet │ <text:s/>ANY <text:s text:c="2"/>│ <text:s/>ANY │ <text:s/>REJECT <text:s/>│ <text:s/>OUI │</text:p>
      <text:p text:style-name="P357">│ <text:s text:c="2"/>VLAN 2 <text:s text:c="2"/>│ Internet │ <text:s/>ANY <text:s text:c="2"/>│ <text:s/>ANY │ <text:s text:c="2"/>DROP <text:s text:c="2"/>│ <text:s/>OUI │</text:p>
      <text:p text:style-name="P358">└────────────┴──────────┴────────┴──────┴──────────┴──────┘</text:p>
      <text:p text:style-name="P359"><text:span text:style-name="T360">Depuis LAN vers DMZ :</text:span></text:p>
      <text:p text:style-name="P361">┌────────────┬──────────┬────────┬──────┬──────────┬──────┐</text:p>
      <text:p text:style-name="P362">│ <text:s text:c="2"/>Source <text:s text:c="2"/>│ <text:s text:c="2"/>Dest <text:s text:c="2"/>│Protocol│ Port │ <text:s/>Action <text:s/>│ <text:s/>Log │</text:p>
      <text:p text:style-name="P363">├────────────┼──────────┼────────┼──────┼──────────┼──────┤</text:p>
      <text:p text:style-name="P364">│ Webmaster <text:s/>│ Srv HTTP │ <text:s/>FTP <text:s text:c="2"/>│ <text:s/>22 <text:s/>│ <text:s/>ACCEPT <text:s/>│ <text:s/>OUI │</text:p>
      <text:p text:style-name="P365">│ <text:s text:c="3"/>ALL <text:s text:c="4"/>│ Srv BDD <text:s/>│ <text:s/>SQL <text:s text:c="2"/>│ 3306 │ <text:s/>ACCEPT <text:s/>│ <text:s/>OUI │</text:p>
      <text:p text:style-name="P366">│ <text:s text:c="2"/>VLAN 2 <text:s text:c="2"/>│ Srv HTTP │ <text:s/>FTP <text:s text:c="2"/>│ <text:s/>ANY │ <text:s/>REJECT <text:s/>│ <text:s/>OUI │</text:p>
      <text:p text:style-name="P367">└────────────┴──────────┴────────┴──────┴──────────┴──────┘</text:p>
      <text:h text:style-name="P368" text:outline-level="4">5.1.2 Services activés</text:h>
      <text:p text:style-name="P369"><text:span text:style-name="T370">✅</text:span><text:span text:style-name="T371"><text:s/></text:span><text:span text:style-name="T372">Services autorisés :</text:span></text:p>
      <text:list text:style-name="LFO11" text:continue-numbering="true">
        <text:list-item>
          <text:p text:style-name="P373">NAT/PAT pour masquage d'adresses internes</text:p>
        </text:list-item>
        <text:list-item>
          <text:p text:style-name="P374">DHCP pour attribution automatique d'adresses (VLAN 1 et 2)</text:p>
        </text:list-item>
        <text:list-item>
          <text:p text:style-name="P375">IDS/IPS pour détection et prévention d'intrusions</text:p>
        </text:list-item>
        <text:list-item>
          <text:p text:style-name="P376">Journalisation (logs) pour traçabilité</text:p>
        </text:list-item>
      </text:list>
      <text:p text:style-name="P377"><text:span text:style-name="T378">❌</text:span><text:span text:style-name="T379"><text:s/></text:span><text:span text:style-name="T380">Services interdits :</text:span></text:p>
      <text:list text:style-name="LFO12" text:continue-numbering="true">
        <text:list-item>
          <text:p text:style-name="P381">HTTP (port 80) depuis Internet</text:p>
        </text:list-item>
        <text:list-item>
          <text:p text:style-name="P382">FTP non sécurisé (port 21)</text:p>
        </text:list-item>
        <text:list-item>
          <text:p text:style-name="P383">Telnet (port 23)</text:p>
        </text:list-item>
        <text:list-item>
          <text:p text:style-name="P384">SNMP v1/v2 (utiliser SNMPv3)</text:p>
        </text:list-item>
      </text:list>
      <text:h text:style-name="P385" text:outline-level="3">5.2 Configuration du switch Cisco</text:h>
      <text:h text:style-name="P386" text:outline-level="4">5.2.1 VLANs</text:h>
      <text:p text:style-name="P387">! Création des VLANs</text:p>
      <text:p text:style-name="P388">vlan 1</text:p>
      <text:p text:style-name="P389"><text:s/>name ADMIN</text:p>
      <text:p text:style-name="P390">vlan 2</text:p>
      <text:p text:style-name="P391"><text:s/>name PRODUCTION</text:p>
      <text:p text:style-name="P392">vlan 3</text:p>
      <text:p text:style-name="P393"><text:s/>name IOT</text:p>
      <text:p text:style-name="P394"/>
      <text:p text:style-name="P395">! Attribution des ports</text:p>
      <text:p text:style-name="P396">interface FastEthernet0/1</text:p>
      <text:p text:style-name="P397"><text:s/>switchport mode access</text:p>
      <text:p text:style-name="P398"><text:s/>switchport access vlan 1</text:p>
      <text:p text:style-name="P399"><text:s/>description "Poste Admin"</text:p>
      <text:p text:style-name="P400"/>
      <text:p text:style-name="P401">interface FastEthernet0/2</text:p>
      <text:p text:style-name="P402"><text:s/>switchport mode access</text:p>
      <text:soft-page-break/>
      <text:p text:style-name="P403"><text:s/>switchport access vlan 1</text:p>
      <text:p text:style-name="P404"><text:s/>description "Poste Responsable"</text:p>
      <text:p text:style-name="P405"/>
      <text:p text:style-name="P406">interface FastEthernet0/3</text:p>
      <text:p text:style-name="P407"><text:s/>switchport mode access</text:p>
      <text:p text:style-name="P408"><text:s/>switchport access vlan 2</text:p>
      <text:p text:style-name="P409"><text:s/>description "Poste Preparateur"</text:p>
      <text:p text:style-name="P410"/>
      <text:p text:style-name="P411">interface FastEthernet0/24</text:p>
      <text:p text:style-name="P412"><text:s/>switchport mode trunk</text:p>
      <text:p text:style-name="P413"><text:s/>description "Trunk vers Pare-feu"</text:p>
      <text:h text:style-name="P414" text:outline-level="4">5.2.2 Sécurisation du switch</text:h>
      <text:p text:style-name="P415">! Désactiver les ports inutilisés</text:p>
      <text:p text:style-name="P416">interface range FastEthernet0/10-23</text:p>
      <text:p text:style-name="P417"><text:s/>shutdown</text:p>
      <text:p text:style-name="P418"/>
      <text:p text:style-name="P419">! Port security</text:p>
      <text:p text:style-name="P420">interface FastEthernet0/1</text:p>
      <text:p text:style-name="P421"><text:s/>switchport port-security</text:p>
      <text:p text:style-name="P422"><text:s/>switchport port-security maximum 1</text:p>
      <text:p text:style-name="P423"><text:s/>switchport port-security violation restrict</text:p>
      <text:p text:style-name="P424"><text:s/>switchport port-security mac-address sticky</text:p>
      <text:p text:style-name="P425"/>
      <text:p text:style-name="P426">! Désactiver CDP sur les ports externes</text:p>
      <text:p text:style-name="P427">no cdp run</text:p>
      <text:p text:style-name="P428"/>
      <text:p text:style-name="P429">! Activer SSH, désactiver Telnet</text:p>
      <text:p text:style-name="P430">ip ssh version 2</text:p>
      <text:p text:style-name="P431">line vty 0 4</text:p>
      <text:p text:style-name="P432"><text:s/>transport input ssh</text:p>
      <text:p text:style-name="P433"><text:s/>login local</text:p>
      <text:p text:style-name="P434"/>
      <text:p text:style-name="P435">! Mots de passe complexes</text:p>
      <text:p text:style-name="P436">enable secret VPC_Secure2026!</text:p>
      <text:h text:style-name="P437" text:outline-level="3">5.3 Surveillance réseau</text:h>
      <text:h text:style-name="P438" text:outline-level="4">5.3.1 Journalisation</text:h>
      <text:p text:style-name="P439"><text:span text:style-name="T440">Logs à conserver (minimum 6 mois) :</text:span></text:p>
      <text:list text:style-name="LFO13" text:continue-numbering="true">
        <text:list-item>
          <text:p text:style-name="P441">Connexions/déconnexions utilisateurs</text:p>
        </text:list-item>
        <text:list-item>
          <text:p text:style-name="P442">Tentatives d'accès refusées</text:p>
        </text:list-item>
        <text:list-item>
          <text:p text:style-name="P443">Modifications de configuration</text:p>
        </text:list-item>
        <text:list-item>
          <text:p text:style-name="P444">Alertes IDS/IPS</text:p>
        </text:list-item>
        <text:list-item>
          <text:p text:style-name="P445">Transactions base de données</text:p>
        </text:list-item>
      </text:list>
      <text:p text:style-name="P446"><text:span text:style-name="T447">Serveur Syslog centralisé :</text:span></text:p>
      <text:list text:style-name="LFO14" text:continue-numbering="true">
        <text:list-item>
          <text:p text:style-name="P448">IP : 192.168.1.100</text:p>
        </text:list-item>
        <text:list-item>
          <text:p text:style-name="P449">Protocole : Syslog over TLS (port 6514)</text:p>
        </text:list-item>
        <text:list-item>
          <text:p text:style-name="P450">Retention : 1 an</text:p>
        </text:list-item>
      </text:list>
      <text:h text:style-name="P451" text:outline-level="4">5.3.2 Alertes temps réel</text:h>
      <text:soft-page-break/>
      <text:p text:style-name="P452"><text:span text:style-name="T453">Événements critiques déclenchant une alerte :</text:span></text:p>
      <text:list text:style-name="LFO15" text:continue-numbering="true">
        <text:list-item>
          <text:p text:style-name="P454"><text:span text:style-name="T455">❗</text:span><text:span text:style-name="T456"><text:s/>5 tentatives de connexion échouées en 5 minutes</text:span></text:p>
        </text:list-item>
        <text:list-item>
          <text:p text:style-name="P457"><text:span text:style-name="T458">❗</text:span><text:span text:style-name="T459"><text:s/>Scan de ports détecté</text:span></text:p>
        </text:list-item>
        <text:list-item>
          <text:p text:style-name="P460"><text:span text:style-name="T461">❗</text:span><text:span text:style-name="T462"><text:s/>Signature d'attaque connue (IDS)</text:span></text:p>
        </text:list-item>
        <text:list-item>
          <text:p text:style-name="P463"><text:span text:style-name="T464">❗</text:span><text:span text:style-name="T465"><text:s/>Modification configuration pare-feu/switch</text:span></text:p>
        </text:list-item>
        <text:list-item>
          <text:p text:style-name="P466"><text:span text:style-name="T467">❗</text:span><text:span text:style-name="T468"><text:s/>Déconnexion anormale de service critique</text:span></text:p>
        </text:list-item>
      </text:list>
      <text:p text:style-name="P469"><text:span text:style-name="T470"><draw:custom-shape svg:x="0in" svg:y="0in" svg:width="45.51042in" svg:height="0.00139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471" text:outline-level="2">6. POLITIQUE DE SÉCURITÉ DES ACCÈS</text:h>
      <text:h text:style-name="P472" text:outline-level="3">6.1 Gestion des identités</text:h>
      <text:h text:style-name="P473" text:outline-level="4">6.1.1 Nomenclature des comptes</text:h>
      <text:p text:style-name="P474"><text:span text:style-name="T475">Format des identifiants :</text:span></text:p>
      <text:list text:style-name="LFO16" text:continue-numbering="true">
        <text:list-item>
          <text:p text:style-name="P476"><text:span text:style-name="T477">Utilisateurs système :<text:s/></text:span><text:span text:style-name="T478">prenom.nom</text:span><text:span text:style-name="T479"><text:s/>(ex:<text:s/></text:span><text:span text:style-name="T480">jean.preparateur</text:span><text:span text:style-name="T481">)</text:span></text:p>
        </text:list-item>
        <text:list-item>
          <text:p text:style-name="P482"><text:span text:style-name="T483">Comptes admin :<text:s/></text:span><text:span text:style-name="T484">admin_prenom</text:span><text:span text:style-name="T485"><text:s/>(ex:<text:s/></text:span><text:span text:style-name="T486">admin_sophie</text:span><text:span text:style-name="T487">)</text:span></text:p>
        </text:list-item>
        <text:list-item>
          <text:p text:style-name="P488"><text:span text:style-name="T489">Comptes service :<text:s/></text:span><text:span text:style-name="T490">svc_nomservice</text:span><text:span text:style-name="T491"><text:s/>(ex:<text:s/></text:span><text:span text:style-name="T492">svc_backup</text:span><text:span text:style-name="T493">)</text:span></text:p>
        </text:list-item>
      </text:list>
      <text:h text:style-name="P494" text:outline-level="4">6.1.2 Politique de mots de passe</text:h>
      <text:p text:style-name="P495"><text:span text:style-name="T496">Exigences minimales :</text:span></text:p>
      <text:list text:style-name="LFO17" text:continue-numbering="true">
        <text:list-item>
          <text:p text:style-name="P497"><text:span text:style-name="T498">✅</text:span><text:span text:style-name="T499"><text:s/>Longueur minimum :<text:s/></text:span><text:span text:style-name="T500">12 caractères</text:span></text:p>
        </text:list-item>
        <text:list-item>
          <text:p text:style-name="P501"><text:span text:style-name="T502">✅</text:span><text:span text:style-name="T503"><text:s/>Complexité : majuscules + minuscules + chiffres + caractères spéciaux</text:span></text:p>
        </text:list-item>
        <text:list-item>
          <text:p text:style-name="P504"><text:span text:style-name="T505">✅</text:span><text:span text:style-name="T506"><text:s/>Pas de mots du dictionnaire</text:span></text:p>
        </text:list-item>
        <text:list-item>
          <text:p text:style-name="P507"><text:span text:style-name="T508">✅</text:span><text:span text:style-name="T509"><text:s/>Pas de données personnelles (nom, date de naissance)</text:span></text:p>
        </text:list-item>
        <text:list-item>
          <text:p text:style-name="P510"><text:span text:style-name="T511">✅</text:span><text:span text:style-name="T512"><text:s/>Différent des 5 derniers mots de passe</text:span></text:p>
        </text:list-item>
      </text:list>
      <text:p text:style-name="P513"><text:span text:style-name="T514">Durée de vie :</text:span></text:p>
      <text:list text:style-name="LFO18" text:continue-numbering="true">
        <text:list-item>
          <text:p text:style-name="P515"><text:span text:style-name="T516">Changement obligatoire tous les<text:s/></text:span><text:span text:style-name="T517">90 jours</text:span></text:p>
        </text:list-item>
        <text:list-item>
          <text:p text:style-name="P518"><text:span text:style-name="T519">Expiration après<text:s/></text:span><text:span text:style-name="T520">180 jours</text:span><text:span text:style-name="T521"><text:s/>d'inactivité</text:span></text:p>
        </text:list-item>
        <text:list-item>
          <text:p text:style-name="P522"><text:span text:style-name="T523">Verrouillage après<text:s/></text:span><text:span text:style-name="T524">5 tentatives échouées</text:span></text:p>
        </text:list-item>
      </text:list>
      <text:p text:style-name="P525"><text:span text:style-name="T526">Stockage :</text:span></text:p>
      <text:list text:style-name="LFO19" text:continue-numbering="true">
        <text:list-item>
          <text:p text:style-name="P527">Hash avec bcrypt (cost factor 10 minimum)</text:p>
        </text:list-item>
        <text:list-item>
          <text:p text:style-name="P528">Jamais en clair dans la base de données</text:p>
        </text:list-item>
        <text:list-item>
          <text:p text:style-name="P529">Transmission uniquement via HTTPS</text:p>
        </text:list-item>
      </text:list>
      <text:h text:style-name="P530" text:outline-level="3">6.2 Modèle de contrôle d'accès (RBAC)</text:h>
      <text:h text:style-name="P531" text:outline-level="4">6.2.1 Rôles et permissions</text:h>
      <table:table table:style-name="Table532">
        <table:table-columns>
          <table:table-column table:style-name="TableColumn533"/>
          <table:table-column table:style-name="TableColumn534"/>
        </table:table-columns>
        <table:table-header-rows>
          <table:table-row table:style-name="TableRow535">
            <table:table-cell table:style-name="TableCell536">
              <text:soft-page-break/>
              <text:p text:style-name="P537">Rôle</text:p>
            </table:table-cell>
            <table:table-cell table:style-name="TableCell538">
              <text:p text:style-name="P539">Permissions</text:p>
            </table:table-cell>
          </table:table-row>
        </table:table-header-rows>
        <table:table-row table:style-name="TableRow540">
          <table:table-cell table:style-name="TableCell541">
            <text:p text:style-name="P542"><text:span text:style-name="T543">Administrateur réseau</text:span></text:p>
          </table:table-cell>
          <table:table-cell table:style-name="TableCell544">
            <text:p text:style-name="P545">• Configuration pare-feu, switch&lt;br&gt;• Gestion comptes utilisateurs&lt;br&gt;• Accès logs système&lt;br&gt;• Sauvegarde/restauration</text:p>
          </table:table-cell>
        </table:table-row>
        <table:table-row table:style-name="TableRow546">
          <table:table-cell table:style-name="TableCell547">
            <text:p text:style-name="P548"><text:span text:style-name="T549">Responsable</text:span></text:p>
          </table:table-cell>
          <table:table-cell table:style-name="TableCell550">
            <text:p text:style-name="P551">• CRUD articles&lt;br&gt;• CRUD clients&lt;br&gt;• Validation commandes&lt;br&gt;• Consultation historique&lt;br&gt;• Alertes stock</text:p>
          </table:table-cell>
        </table:table-row>
        <table:table-row table:style-name="TableRow552">
          <table:table-cell table:style-name="TableCell553">
            <text:p text:style-name="P554"><text:span text:style-name="T555">Préparateur</text:span></text:p>
          </table:table-cell>
          <table:table-cell table:style-name="TableCell556">
            <text:p text:style-name="P557">• Consultation commandes validées&lt;br&gt;• Préparation commandes&lt;br&gt;• Mise à jour stock&lt;br&gt;• Édition factures/étiquettes&lt;br&gt;• Consultation historique</text:p>
          </table:table-cell>
        </table:table-row>
        <table:table-row table:style-name="TableRow558">
          <table:table-cell table:style-name="TableCell559">
            <text:p text:style-name="P560"><text:span text:style-name="T561">Client</text:span></text:p>
          </table:table-cell>
          <table:table-cell table:style-name="TableCell562">
            <text:p text:style-name="P563">• Consultation catalogue&lt;br&gt;• Gestion panier&lt;br&gt;• Passation commandes&lt;br&gt;• Consultation commandes personnelles</text:p>
          </table:table-cell>
        </table:table-row>
      </table:table>
      <text:h text:style-name="P564" text:outline-level="4">6.2.2 Principe du moindre privilège</text:h>
      <text:list text:style-name="LFO20" text:continue-numbering="true">
        <text:list-item>
          <text:p text:style-name="P565"><text:span text:style-name="T566">Chaque utilisateur dispose<text:s/></text:span><text:span text:style-name="T567">uniquement</text:span><text:span text:style-name="T568"><text:s/>des droits nécessaires à sa fonction</text:span></text:p>
        </text:list-item>
        <text:list-item>
          <text:p text:style-name="P569"><text:span text:style-name="T570">Les comptes administrateurs sont utilisés<text:s/></text:span><text:span text:style-name="T571">uniquement</text:span><text:span text:style-name="T572"><text:s/>pour les tâches d'administration</text:span></text:p>
        </text:list-item>
        <text:list-item>
          <text:p text:style-name="P573">Séparation des tâches : aucun compte ne cumule toutes les permissions critiques</text:p>
        </text:list-item>
      </text:list>
      <text:h text:style-name="P574" text:outline-level="3">6.3 Authentification</text:h>
      <text:h text:style-name="P575" text:outline-level="4">6.3.1 Méthodes d'authentification</text:h>
      <text:p text:style-name="P576"><text:span text:style-name="T577">Utilisateurs système (Responsable, Préparateur, Admin) :</text:span></text:p>
      <text:list text:style-name="LFO21" text:continue-numbering="true">
        <text:list-item>
          <text:p text:style-name="P578">Identifiant + mot de passe complexe</text:p>
        </text:list-item>
        <text:list-item>
          <text:p text:style-name="P579"><text:span text:style-name="T580">Session timeout :<text:s/></text:span><text:span text:style-name="T581">15 minutes</text:span><text:span text:style-name="T582"><text:s/>d'inactivité</text:span></text:p>
        </text:list-item>
        <text:list-item>
          <text:p text:style-name="P583">Ré-authentification requise pour actions sensibles</text:p>
        </text:list-item>
      </text:list>
      <text:p text:style-name="P584"><text:span text:style-name="T585">Clients web :</text:span></text:p>
      <text:list text:style-name="LFO22" text:continue-numbering="true">
        <text:list-item>
          <text:p text:style-name="P586">Email + mot de passe</text:p>
        </text:list-item>
        <text:list-item>
          <text:p text:style-name="P587"><text:span text:style-name="T588">Option "Se souvenir de moi" :<text:s/></text:span><text:span text:style-name="T589">30 jours maximum</text:span></text:p>
        </text:list-item>
        <text:list-item>
          <text:p text:style-name="P590">CAPTCHA après 3 échecs de connexion</text:p>
        </text:list-item>
      </text:list>
      <text:p text:style-name="P591"><text:span text:style-name="T592">Serveurs et équipements :</text:span></text:p>
      <text:list text:style-name="LFO23" text:continue-numbering="true">
        <text:list-item>
          <text:p text:style-name="P593">Authentification par clé SSH (RSA 4096 bits minimum)</text:p>
        </text:list-item>
        <text:list-item>
          <text:p text:style-name="P594">Interdiction de l'authentification par mot de passe seul</text:p>
        </text:list-item>
        <text:list-item>
          <text:p text:style-name="P595">Certificats SSL/TLS pour services HTTPS</text:p>
        </text:list-item>
      </text:list>
      <text:h text:style-name="P596" text:outline-level="4">6.3.2 Gestion des sessions</text:h>
      <text:p text:style-name="P597">┌──────────────────────────────────────────────────┐</text:p>
      <text:p text:style-name="P598">│ Paramètres de session sécurisés <text:s text:c="17"/>│</text:p>
      <text:p text:style-name="P599">├──────────────────────────────────────────────────┤</text:p>
      <text:p text:style-name="P600">│ • Session ID aléatoire (128 bits minimum) <text:s text:c="7"/>│</text:p>
      <text:p text:style-name="P601">│ • Cookie HttpOnly + Secure + SameSite=Strict <text:s text:c="4"/>│</text:p>
      <text:p text:style-name="P602">│ • Régénération session ID après login <text:s text:c="11"/>│</text:p>
      <text:p text:style-name="P603">│ • Invalidation côté serveur à la déconnexion <text:s text:c="4"/>│</text:p>
      <text:p text:style-name="P604">│ • Timeout inactivité : 15 min <text:s text:c="19"/>│</text:p>
      <text:p text:style-name="P605">│ • Timeout absolu : 8 heures <text:s text:c="21"/>│</text:p>
      <text:p text:style-name="P606">└──────────────────────────────────────────────────┘</text:p>
      <text:soft-page-break/>
      <text:p text:style-name="P607"><text:span text:style-name="T608"><draw:custom-shape svg:x="0in" svg:y="0in" svg:width="45.51042in" svg:height="0.00139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P609" text:outline-level="2">7. POLITIQUE DE SÉCURITÉ DES DONNÉES</text:h>
      <text:h text:style-name="P610" text:outline-level="3">7.1 Classification des données</text:h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  <table:table-column table:style-name="TableColumn615"/>
        </table:table-columns>
        <table:table-header-rows>
          <table:table-row table:style-name="TableRow616">
            <table:table-cell table:style-name="TableCell617">
              <text:p text:style-name="P618">Niveau</text:p>
            </table:table-cell>
            <table:table-cell table:style-name="TableCell619">
              <text:p text:style-name="P620">Type de données</text:p>
            </table:table-cell>
            <table:table-cell table:style-name="TableCell621">
              <text:p text:style-name="P622">Exemples</text:p>
            </table:table-cell>
            <table:table-cell table:style-name="TableCell623">
              <text:p text:style-name="P624">Mesures</text:p>
            </table:table-cell>
          </table:table-row>
        </table:table-header-rows>
        <table:table-row table:style-name="TableRow625">
          <table:table-cell table:style-name="TableCell626">
            <text:p text:style-name="P627"><text:span text:style-name="T628">CRITIQUE</text:span></text:p>
          </table:table-cell>
          <table:table-cell table:style-name="TableCell629">
            <text:p text:style-name="P630">Données personnelles sensibles</text:p>
          </table:table-cell>
          <table:table-cell table:style-name="TableCell631">
            <text:p text:style-name="P632">Mots de passe, moyens de paiement</text:p>
          </table:table-cell>
          <table:table-cell table:style-name="TableCell633">
            <text:p text:style-name="P634">Chiffrement AES-256, accès restreint, audit</text:p>
          </table:table-cell>
        </table:table-row>
        <table:table-row table:style-name="TableRow635">
          <table:table-cell table:style-name="TableCell636">
            <text:p text:style-name="P637"><text:span text:style-name="T638">CONFIDENTIEL</text:span></text:p>
          </table:table-cell>
          <table:table-cell table:style-name="TableCell639">
            <text:p text:style-name="P640">Données clients</text:p>
          </table:table-cell>
          <table:table-cell table:style-name="TableCell641">
            <text:p text:style-name="P642">Nom, adresse, email, téléphone</text:p>
          </table:table-cell>
          <table:table-cell table:style-name="TableCell643">
            <text:p text:style-name="P644">Chiffrement HTTPS, accès contrôlé, pseudonymisation</text:p>
          </table:table-cell>
        </table:table-row>
        <table:table-row table:style-name="TableRow645">
          <table:table-cell table:style-name="TableCell646">
            <text:p text:style-name="P647"><text:span text:style-name="T648">INTERNE</text:span></text:p>
          </table:table-cell>
          <table:table-cell table:style-name="TableCell649">
            <text:p text:style-name="P650">Données métier</text:p>
          </table:table-cell>
          <table:table-cell table:style-name="TableCell651">
            <text:p text:style-name="P652">Catalogue, prix, stock</text:p>
          </table:table-cell>
          <table:table-cell table:style-name="TableCell653">
            <text:p text:style-name="P654">Accès authentifié, logs</text:p>
          </table:table-cell>
        </table:table-row>
        <table:table-row table:style-name="TableRow655">
          <table:table-cell table:style-name="TableCell656">
            <text:p text:style-name="P657"><text:span text:style-name="T658">PUBLIC</text:span></text:p>
          </table:table-cell>
          <table:table-cell table:style-name="TableCell659">
            <text:p text:style-name="P660">Données publiques</text:p>
          </table:table-cell>
          <table:table-cell table:style-name="TableCell661">
            <text:p text:style-name="P662">Présentation site, infos légales</text:p>
          </table:table-cell>
          <table:table-cell table:style-name="TableCell663">
            <text:p text:style-name="P664">Aucune restriction</text:p>
          </table:table-cell>
        </table:table-row>
      </table:table>
      <text:h text:style-name="P665" text:outline-level="3">7.2 Protection des données (RGPD)</text:h>
      <text:h text:style-name="P666" text:outline-level="4">7.2.1 Principes appliqués</text:h>
      <text:p text:style-name="P667"><text:span text:style-name="T668">✅</text:span><text:span text:style-name="T669"><text:s/></text:span><text:span text:style-name="T670">Minimisation des données</text:span></text:p>
      <text:list text:style-name="LFO24" text:continue-numbering="true">
        <text:list-item>
          <text:p text:style-name="P671">Ne collecter que les données strictement nécessaires</text:p>
        </text:list-item>
        <text:list-item>
          <text:p text:style-name="P672">Supprimer les données après la durée de conservation légale</text:p>
        </text:list-item>
      </text:list>
      <text:p text:style-name="P673"><text:span text:style-name="T674">✅</text:span><text:span text:style-name="T675"><text:s/></text:span><text:span text:style-name="T676">Consentement</text:span></text:p>
      <text:list text:style-name="LFO25" text:continue-numbering="true">
        <text:list-item>
          <text:p text:style-name="P677">Obtenir le consentement explicite pour la collecte</text:p>
        </text:list-item>
        <text:list-item>
          <text:p text:style-name="P678">Informer sur l'utilisation des données (politique de confidentialité)</text:p>
        </text:list-item>
        <text:list-item>
          <text:p text:style-name="P679">Permettre le retrait du consentement</text:p>
        </text:list-item>
      </text:list>
      <text:p text:style-name="P680"><text:span text:style-name="T681">✅</text:span><text:span text:style-name="T682"><text:s/></text:span><text:span text:style-name="T683">Droit des personnes</text:span></text:p>
      <text:list text:style-name="LFO26" text:continue-numbering="true">
        <text:list-item>
          <text:p text:style-name="P684">Droit d'accès : consulter ses données</text:p>
        </text:list-item>
        <text:list-item>
          <text:p text:style-name="P685">Droit de rectification : corriger ses données</text:p>
        </text:list-item>
        <text:list-item>
          <text:p text:style-name="P686">Droit à l'oubli : suppression des données</text:p>
        </text:list-item>
        <text:list-item>
          <text:p text:style-name="P687">Droit à la portabilité : récupération des données</text:p>
        </text:list-item>
      </text:list>
      <text:h text:style-name="P688" text:outline-level="4">7.2.2 Durée de conservation</text:h>
      <table:table table:style-name="Table689">
        <table:table-columns>
          <table:table-column table:style-name="TableColumn690"/>
          <table:table-column table:style-name="TableColumn691"/>
          <table:table-column table:style-name="TableColumn692"/>
        </table:table-columns>
        <table:table-header-rows>
          <table:table-row table:style-name="TableRow693">
            <table:table-cell table:style-name="TableCell694">
              <text:p text:style-name="P695">Type de données</text:p>
            </table:table-cell>
            <table:table-cell table:style-name="TableCell696">
              <text:p text:style-name="P697">Durée</text:p>
            </table:table-cell>
            <table:table-cell table:style-name="TableCell698">
              <text:p text:style-name="P699">Base légale</text:p>
            </table:table-cell>
          </table:table-row>
        </table:table-header-rows>
        <table:table-row table:style-name="TableRow700">
          <table:table-cell table:style-name="TableCell701">
            <text:p text:style-name="P702">Données clients actifs</text:p>
          </table:table-cell>
          <table:table-cell table:style-name="TableCell703">
            <text:p text:style-name="P704">Durée de la relation commerciale + 3 ans</text:p>
          </table:table-cell>
          <table:table-cell table:style-name="TableCell705">
            <text:p text:style-name="P706">Obligation comptable</text:p>
          </table:table-cell>
        </table:table-row>
        <table:table-row table:style-name="TableRow707">
          <table:table-cell table:style-name="TableCell708">
            <text:p text:style-name="P709">Historique commandes</text:p>
          </table:table-cell>
          <table:table-cell table:style-name="TableCell710">
            <text:p text:style-name="P711">10 ans</text:p>
          </table:table-cell>
          <table:table-cell table:style-name="TableCell712">
            <text:p text:style-name="P713">Code de commerce</text:p>
          </table:table-cell>
        </table:table-row>
        <text:soft-page-break/>
        <table:table-row table:style-name="TableRow714">
          <table:table-cell table:style-name="TableCell715">
            <text:p text:style-name="P716">Logs de connexion</text:p>
          </table:table-cell>
          <table:table-cell table:style-name="TableCell717">
            <text:p text:style-name="P718">12 mois</text:p>
          </table:table-cell>
          <table:table-cell table:style-name="TableCell719">
            <text:p text:style-name="P720">LPM (Loi sur le Renseignement)</text:p>
          </table:table-cell>
        </table:table-row>
        <table:table-row table:style-name="TableRow721">
          <table:table-cell table:style-name="TableCell722">
            <text:p text:style-name="P723">Données prospects</text:p>
          </table:table-cell>
          <table:table-cell table:style-name="TableCell724">
            <text:p text:style-name="P725">3 ans sans activité</text:p>
          </table:table-cell>
          <table:table-cell table:style-name="TableCell726">
            <text:p text:style-name="P727">CNIL</text:p>
          </table:table-cell>
        </table:table-row>
      </table:table>
      <text:h text:style-name="P728" text:outline-level="3">7.3 Chiffrement</text:h>
      <text:h text:style-name="P729" text:outline-level="4">7.3.1 Données en transit</text:h>
      <text:p text:style-name="P730"><text:span text:style-name="T731">Obligatoire :</text:span></text:p>
      <text:list text:style-name="LFO27" text:continue-numbering="true">
        <text:list-item>
          <text:p text:style-name="P732">TLS 1.3 (minimum TLS 1.2) pour HTTPS</text:p>
        </text:list-item>
        <text:list-item>
          <text:p text:style-name="P733"><text:span text:style-name="T734">Cipher suites forte :<text:s/></text:span><text:span text:style-name="T735">ECDHE-RSA-AES256-GCM-SHA384</text:span></text:p>
        </text:list-item>
        <text:list-item>
          <text:p text:style-name="P736">Certificat SSL/TLS valide (Let's Encrypt ou CA reconnue)</text:p>
        </text:list-item>
        <text:list-item>
          <text:p text:style-name="P737">HSTS (HTTP Strict Transport Security) activé</text:p>
        </text:list-item>
      </text:list>
      <text:p text:style-name="P738"><text:span text:style-name="T739">Configuration Apache :</text:span></text:p>
      <text:p text:style-name="P740">SSLEngine on</text:p>
      <text:p text:style-name="P741">SSLProtocol -all +TLSv1.2 +TLSv1.3</text:p>
      <text:p text:style-name="P742">SSLCipherSuite HIGH:!aNULL:!MD5</text:p>
      <text:p text:style-name="P743">SSLHonorCipherOrder on</text:p>
      <text:p text:style-name="P744">Header always set Strict-Transport-Security "max-age=31536000"</text:p>
      <text:h text:style-name="P745" text:outline-level="4">7.3.2 Données au repos</text:h>
      <text:p text:style-name="P746"><text:span text:style-name="T747">Base de données :</text:span></text:p>
      <text:list text:style-name="LFO28" text:continue-numbering="true">
        <text:list-item>
          <text:p text:style-name="P748">Champs sensibles chiffrés (mots de passe : bcrypt)</text:p>
        </text:list-item>
        <text:list-item>
          <text:p text:style-name="P749">Connexions BDD via SSL/TLS</text:p>
        </text:list-item>
        <text:list-item>
          <text:p text:style-name="P750">Fichiers de sauvegarde chiffrés (AES-256)</text:p>
        </text:list-item>
      </text:list>
      <text:p text:style-name="P751"><text:span text:style-name="T752">Stockage fichiers :</text:span></text:p>
      <text:list text:style-name="LFO29" text:continue-numbering="true">
        <text:list-item>
          <text:p text:style-name="P753">Photos produits : non chiffré (publiques)</text:p>
        </text:list-item>
        <text:list-item>
          <text:p text:style-name="P754">Factures/étiquettes : chiffrement AES-256 si archivage</text:p>
        </text:list-item>
      </text:list>
      <text:h text:style-name="P755" text:outline-level="3">7.4 Sécurité applicative</text:h>
      <text:h text:style-name="P756" text:outline-level="4">7.4.1 Protection contre les injections SQL</text:h>
      <text:p text:style-name="P757"><text:span text:style-name="T758">Utilisation de requêtes préparées (PDO) :</text:span></text:p>
      <text:p text:style-name="P759"><text:span text:style-name="T760">//<text:s/></text:span><text:span text:style-name="T761">❌</text:span><text:span text:style-name="T762"><text:s/>INTERDIT</text:span></text:p>
      <text:p text:style-name="P763">$query = "SELECT * FROM users WHERE email = '$email'";</text:p>
      <text:p text:style-name="P764"/>
      <text:p text:style-name="P765"><text:span text:style-name="T766">//<text:s/></text:span><text:span text:style-name="T767">✅</text:span><text:span text:style-name="T768"><text:s/>OBLIGATOIRE</text:span></text:p>
      <text:p text:style-name="P769">$stmt = $pdo-&gt;prepare("SELECT * FROM users WHERE email = ?");</text:p>
      <text:p text:style-name="P770">$stmt-&gt;execute([$email]);</text:p>
      <text:h text:style-name="P771" text:outline-level="4">7.4.2 Protection XSS (Cross-Site Scripting)</text:h>
      <text:soft-page-break/>
      <text:list text:style-name="LFO30" text:continue-numbering="true">
        <text:list-item>
          <text:p text:style-name="P772"><text:span text:style-name="T773">Échappement systématique des sorties :<text:s/></text:span><text:span text:style-name="T774">htmlspecialchars()</text:span></text:p>
        </text:list-item>
        <text:list-item>
          <text:p text:style-name="P775">Content Security Policy (CSP) activée</text:p>
        </text:list-item>
        <text:list-item>
          <text:p text:style-name="P776">Validation côté serveur de toutes les entrées</text:p>
        </text:list-item>
      </text:list>
      <text:p text:style-name="P777"><text:span text:style-name="T778">En-tête CSP :</text:span></text:p>
      <text:p text:style-name="P779">Content-Security-Policy: default-src 'self'; script-src 'self'; style-src 'self' 'unsafe-inline'</text:p>
      <text:h text:style-name="P780" text:outline-level="4">7.4.3 Protection CSRF (Cross-Site Request Forgery)</text:h>
      <text:list text:style-name="LFO31" text:continue-numbering="true">
        <text:list-item>
          <text:p text:style-name="P781">Token CSRF unique par session et par formulaire</text:p>
        </text:list-item>
        <text:list-item>
          <text:p text:style-name="P782">Vérification du token à chaque requête POST/PUT/DELETE</text:p>
        </text:list-item>
        <text:list-item>
          <text:p text:style-name="P783">SameSite=Strict sur les cookies</text:p>
        </text:list-item>
      </text:list>
      <text:h text:style-name="P784" text:outline-level="4">7.4.4 Validation des entrées</text:h>
      <text:p text:style-name="P785"><text:span text:style-name="T786">Règles de validation :</text:span></text:p>
      <text:list text:style-name="LFO32" text:continue-numbering="true">
        <text:list-item>
          <text:p text:style-name="P787">Whitelist plutôt que blacklist</text:p>
        </text:list-item>
        <text:list-item>
          <text:p text:style-name="P788">Typage strict des données</text:p>
        </text:list-item>
        <text:list-item>
          <text:p text:style-name="P789">Longueur maximum respectée</text:p>
        </text:list-item>
        <text:list-item>
          <text:p text:style-name="P790">Format validé (email, téléphone, code postal)</text:p>
        </text:list-item>
      </text:list>
      <text:p text:style-name="P791"><text:span text:style-name="T792">Exemple pour code-barre :</text:span></text:p>
      <text:p text:style-name="P793">if (!preg_match('/^[0-9]{13}$/', $barcode)) {</text:p>
      <text:p text:style-name="P794"><text:s text:c="4"/>throw new Exception("Code-barre invalide");</text:p>
      <text:p text:style-name="P795">}</text:p>
      <text:p text:style-name="P796"><text:span text:style-name="T797"><draw:custom-shape svg:x="0in" svg:y="0in" svg:width="45.51042in" svg:height="0.00139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ext:h text:style-name="P798" text:outline-level="2">8. POLITIQUE DE SAUVEGARDE</text:h>
      <text:h text:style-name="P799" text:outline-level="3">8.1 Stratégie 3-2-1</text:h>
      <text:list text:style-name="LFO33" text:continue-numbering="true">
        <text:list-item>
          <text:p text:style-name="P800"><text:span text:style-name="T801">3</text:span><text:span text:style-name="T802"><text:s/>copies des données</text:span></text:p>
        </text:list-item>
        <text:list-item>
          <text:p text:style-name="P803"><text:span text:style-name="T804">2</text:span><text:span text:style-name="T805"><text:s/>supports différents (disque + cloud)</text:span></text:p>
        </text:list-item>
        <text:list-item>
          <text:p text:style-name="P806"><text:span text:style-name="T807">1</text:span><text:span text:style-name="T808"><text:s/>copie hors site</text:span></text:p>
        </text:list-item>
      </text:list>
      <text:h text:style-name="P809" text:outline-level="3">8.2 Planning de sauvegarde</text:h>
      <table:table table:style-name="Table810">
        <table:table-columns>
          <table:table-column table:style-name="TableColumn811"/>
          <table:table-column table:style-name="TableColumn812"/>
          <table:table-column table:style-name="TableColumn813"/>
          <table:table-column table:style-name="TableColumn814"/>
          <table:table-column table:style-name="TableColumn815"/>
        </table:table-columns>
        <table:table-header-rows>
          <table:table-row table:style-name="TableRow816">
            <table:table-cell table:style-name="TableCell817">
              <text:p text:style-name="P818">Données</text:p>
            </table:table-cell>
            <table:table-cell table:style-name="TableCell819">
              <text:p text:style-name="P820">Fréquence</text:p>
            </table:table-cell>
            <table:table-cell table:style-name="TableCell821">
              <text:p text:style-name="P822">Rétention</text:p>
            </table:table-cell>
            <table:table-cell table:style-name="TableCell823">
              <text:p text:style-name="P824">Support</text:p>
            </table:table-cell>
            <table:table-cell table:style-name="TableCell825">
              <text:p text:style-name="P826">Responsable</text:p>
            </table:table-cell>
          </table:table-row>
        </table:table-header-rows>
        <table:table-row table:style-name="TableRow827">
          <table:table-cell table:style-name="TableCell828">
            <text:p text:style-name="P829">Base de données</text:p>
          </table:table-cell>
          <table:table-cell table:style-name="TableCell830">
            <text:p text:style-name="P831">Quotidienne (2h du matin)</text:p>
          </table:table-cell>
          <table:table-cell table:style-name="TableCell832">
            <text:p text:style-name="P833">30 jours</text:p>
          </table:table-cell>
          <table:table-cell table:style-name="TableCell834">
            <text:p text:style-name="P835">NAS + Cloud</text:p>
          </table:table-cell>
          <table:table-cell table:style-name="TableCell836">
            <text:p text:style-name="P837">Admin réseau</text:p>
          </table:table-cell>
        </table:table-row>
        <table:table-row table:style-name="TableRow838">
          <table:table-cell table:style-name="TableCell839">
            <text:p text:style-name="P840">Fichiers site web</text:p>
          </table:table-cell>
          <table:table-cell table:style-name="TableCell841">
            <text:p text:style-name="P842">Hebdomadaire (dimanche)</text:p>
          </table:table-cell>
          <table:table-cell table:style-name="TableCell843">
            <text:p text:style-name="P844">90 jours</text:p>
          </table:table-cell>
          <table:table-cell table:style-name="TableCell845">
            <text:p text:style-name="P846">NAS</text:p>
          </table:table-cell>
          <table:table-cell table:style-name="TableCell847">
            <text:p text:style-name="P848">Admin réseau</text:p>
          </table:table-cell>
        </table:table-row>
        <table:table-row table:style-name="TableRow849">
          <table:table-cell table:style-name="TableCell850">
            <text:p text:style-name="P851">Configurations réseau</text:p>
          </table:table-cell>
          <table:table-cell table:style-name="TableCell852">
            <text:p text:style-name="P853">Après chaque modification</text:p>
          </table:table-cell>
          <table:table-cell table:style-name="TableCell854">
            <text:p text:style-name="P855">1 an</text:p>
          </table:table-cell>
          <table:table-cell table:style-name="TableCell856">
            <text:p text:style-name="P857">Git + NAS</text:p>
          </table:table-cell>
          <table:table-cell table:style-name="TableCell858">
            <text:p text:style-name="P859">Admin réseau</text:p>
          </table:table-cell>
        </table:table-row>
        <table:table-row table:style-name="TableRow860">
          <table:table-cell table:style-name="TableCell861">
            <text:p text:style-name="P862">Logs système</text:p>
          </table:table-cell>
          <table:table-cell table:style-name="TableCell863">
            <text:p text:style-name="P864">Quotidienne</text:p>
          </table:table-cell>
          <table:table-cell table:style-name="TableCell865">
            <text:p text:style-name="P866">12 mois</text:p>
          </table:table-cell>
          <table:table-cell table:style-name="TableCell867">
            <text:p text:style-name="P868">Serveur Syslog</text:p>
          </table:table-cell>
          <table:table-cell table:style-name="TableCell869">
            <text:p text:style-name="P870">Admin réseau</text:p>
          </table:table-cell>
        </table:table-row>
      </table:table>
      <text:h text:style-name="P871" text:outline-level="3">8.3 Procédure de sauvegarde BDD</text:h>
      <text:soft-page-break/>
      <text:p text:style-name="P872"><text:span text:style-name="T873">Script automatisé (cron) :</text:span></text:p>
      <text:p text:style-name="P874">#!/bin/bash</text:p>
      <text:p text:style-name="P875"># Sauvegarde quotidienne MySQL</text:p>
      <text:p text:style-name="P876"/>
      <text:p text:style-name="P877">DATE=$(date +%Y%m%d_%H%M%S)</text:p>
      <text:p text:style-name="P878">BACKUP_DIR="/backup/mysql"</text:p>
      <text:p text:style-name="P879">DB_NAME="vpc_db"</text:p>
      <text:p text:style-name="P880"/>
      <text:p text:style-name="P881"># Dump de la base</text:p>
      <text:p text:style-name="P882">mysqldump -u backup_user -p$DB_PASS $DB_NAME | gzip &gt; $BACKUP_DIR/vpc_$DATE.sql.gz</text:p>
      <text:p text:style-name="P883"/>
      <text:p text:style-name="P884"># Chiffrement</text:p>
      <text:p text:style-name="P885">gpg --encrypt --recipient admin@vpc.com $BACKUP_DIR/vpc_$DATE.sql.gz</text:p>
      <text:p text:style-name="P886"/>
      <text:p text:style-name="P887"># Upload cloud (optionnel)</text:p>
      <text:p text:style-name="P888">rclone copy $BACKUP_DIR/vpc_$DATE.sql.gz.gpg gdrive:/backups/</text:p>
      <text:p text:style-name="P889"/>
      <text:p text:style-name="P890"># Nettoyage (garder 30 jours)</text:p>
      <text:p text:style-name="P891">find $BACKUP_DIR -name "*.sql.gz.gpg" -mtime +30 -delete</text:p>
      <text:h text:style-name="P892" text:outline-level="3">8.4 Tests de restauration</text:h>
      <text:list text:style-name="LFO34" text:continue-numbering="true">
        <text:list-item>
          <text:p text:style-name="P893"><text:span text:style-name="T894">Fréquence</text:span><text:span text:style-name="T895"><text:s/>: Mensuelle</text:span></text:p>
        </text:list-item>
        <text:list-item>
          <text:p text:style-name="P896"><text:span text:style-name="T897">Objectif</text:span><text:span text:style-name="T898"><text:s/>: Vérifier l'intégrité des sauvegardes</text:span></text:p>
        </text:list-item>
        <text:list-item>
          <text:p text:style-name="P899"><text:span text:style-name="T900">Procédure</text:span><text:span text:style-name="T901"><text:s/>: Restauration complète en environnement de test</text:span></text:p>
        </text:list-item>
        <text:list-item>
          <text:p text:style-name="P902"><text:span text:style-name="T903">Documentation</text:span><text:span text:style-name="T904"><text:s/>: Compte-rendu de test archivé</text:span></text:p>
        </text:list-item>
      </text:list>
      <text:h text:style-name="P905" text:outline-level="3">8.5 RTO et RPO</text:h>
      <table:table table:style-name="Table906">
        <table:table-columns>
          <table:table-column table:style-name="TableColumn907"/>
          <table:table-column table:style-name="TableColumn908"/>
          <table:table-column table:style-name="TableColumn909"/>
        </table:table-columns>
        <table:table-header-rows>
          <table:table-row table:style-name="TableRow910">
            <table:table-cell table:style-name="TableCell911">
              <text:p text:style-name="P912">Service</text:p>
            </table:table-cell>
            <table:table-cell table:style-name="TableCell913">
              <text:p text:style-name="P914">RTO (Recovery Time Objective)</text:p>
            </table:table-cell>
            <table:table-cell table:style-name="TableCell915">
              <text:p text:style-name="P916">RPO (Recovery Point Objective)</text:p>
            </table:table-cell>
          </table:table-row>
        </table:table-header-rows>
        <table:table-row table:style-name="TableRow917">
          <table:table-cell table:style-name="TableCell918">
            <text:p text:style-name="P919">Site web</text:p>
          </table:table-cell>
          <table:table-cell table:style-name="TableCell920">
            <text:p text:style-name="P921">4 heures</text:p>
          </table:table-cell>
          <table:table-cell table:style-name="TableCell922">
            <text:p text:style-name="P923">24 heures</text:p>
          </table:table-cell>
        </table:table-row>
        <table:table-row table:style-name="TableRow924">
          <table:table-cell table:style-name="TableCell925">
            <text:p text:style-name="P926">Base de données</text:p>
          </table:table-cell>
          <table:table-cell table:style-name="TableCell927">
            <text:p text:style-name="P928">2 heures</text:p>
          </table:table-cell>
          <table:table-cell table:style-name="TableCell929">
            <text:p text:style-name="P930">1 heure</text:p>
          </table:table-cell>
        </table:table-row>
        <table:table-row table:style-name="TableRow931">
          <table:table-cell table:style-name="TableCell932">
            <text:p text:style-name="P933">Infrastructure réseau</text:p>
          </table:table-cell>
          <table:table-cell table:style-name="TableCell934">
            <text:p text:style-name="P935">8 heures</text:p>
          </table:table-cell>
          <table:table-cell table:style-name="TableCell936">
            <text:p text:style-name="P937">24 heures</text:p>
          </table:table-cell>
        </table:table-row>
      </table:table>
      <text:p text:style-name="P938"><text:span text:style-name="T939"><draw:custom-shape svg:x="0in" svg:y="0in" svg:width="45.51042in" svg:height="0.00139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span></text:p>
      <text:h text:style-name="P940" text:outline-level="2">9. GESTION DES INCIDENTS</text:h>
      <text:h text:style-name="P941" text:outline-level="3">9.1 Classification des incidents</text:h>
      <table:table table:style-name="Table942">
        <table:table-columns>
          <table:table-column table:style-name="TableColumn943"/>
          <table:table-column table:style-name="TableColumn944"/>
          <table:table-column table:style-name="TableColumn945"/>
          <table:table-column table:style-name="TableColumn946"/>
        </table:table-columns>
        <table:table-header-rows>
          <table:table-row table:style-name="TableRow947">
            <table:table-cell table:style-name="TableCell948">
              <text:p text:style-name="P949">Niveau</text:p>
            </table:table-cell>
            <table:table-cell table:style-name="TableCell950">
              <text:p text:style-name="P951">Critères</text:p>
            </table:table-cell>
            <table:table-cell table:style-name="TableCell952">
              <text:p text:style-name="P953">Exemples</text:p>
            </table:table-cell>
            <table:table-cell table:style-name="TableCell954">
              <text:p text:style-name="P955">Délai de réponse</text:p>
            </table:table-cell>
          </table:table-row>
        </table:table-header-rows>
        <table:table-row table:style-name="TableRow956">
          <table:table-cell table:style-name="TableCell957">
            <text:p text:style-name="P958"><text:span text:style-name="T959">CRITIQUE</text:span></text:p>
          </table:table-cell>
          <table:table-cell table:style-name="TableCell960">
            <text:p text:style-name="P961">Service indisponible, fuite de données</text:p>
          </table:table-cell>
          <table:table-cell table:style-name="TableCell962">
            <text:p text:style-name="P963">Attaque ransomware, compromission BDD</text:p>
          </table:table-cell>
          <table:table-cell table:style-name="TableCell964">
            <text:p text:style-name="P965"><text:span text:style-name="T966">Immédiat</text:span></text:p>
          </table:table-cell>
        </table:table-row>
        <table:table-row table:style-name="TableRow967">
          <table:table-cell table:style-name="TableCell968">
            <text:p text:style-name="P969"><text:span text:style-name="T970">MAJEUR</text:span></text:p>
          </table:table-cell>
          <table:table-cell table:style-name="TableCell971">
            <text:p text:style-name="P972">Dysfonctionnement grave</text:p>
          </table:table-cell>
          <table:table-cell table:style-name="TableCell973">
            <text:p text:style-name="P974">Serveur web HS, corruption BDD partielle</text:p>
          </table:table-cell>
          <table:table-cell table:style-name="TableCell975">
            <text:p text:style-name="P976"><text:span text:style-name="T977">&lt; 1 heure</text:span></text:p>
          </table:table-cell>
        </table:table-row>
        <table:table-row table:style-name="TableRow978">
          <table:table-cell table:style-name="TableCell979">
            <text:p text:style-name="P980"><text:span text:style-name="T981">MINEUR</text:span></text:p>
          </table:table-cell>
          <table:table-cell table:style-name="TableCell982">
            <text:p text:style-name="P983">Impact limité</text:p>
          </table:table-cell>
          <table:table-cell table:style-name="TableCell984">
            <text:p text:style-name="P985">Bug applicatif, lenteur réseau</text:p>
          </table:table-cell>
          <table:table-cell table:style-name="TableCell986">
            <text:p text:style-name="P987"><text:span text:style-name="T988">&lt; 4 heures</text:span></text:p>
          </table:table-cell>
        </table:table-row>
        <table:table-row table:style-name="TableRow989">
          <table:table-cell table:style-name="TableCell990">
            <text:p text:style-name="P991"><text:span text:style-name="T992">INFORMATIF</text:span></text:p>
          </table:table-cell>
          <table:table-cell table:style-name="TableCell993">
            <text:p text:style-name="P994">Aucun impact</text:p>
          </table:table-cell>
          <table:table-cell table:style-name="TableCell995">
            <text:p text:style-name="P996">Tentative connexion échouée unique</text:p>
          </table:table-cell>
          <table:table-cell table:style-name="TableCell997">
            <text:p text:style-name="P998">Surveillance</text:p>
          </table:table-cell>
        </table:table-row>
      </table:table>
      <text:soft-page-break/>
      <text:h text:style-name="P999" text:outline-level="3">9.2 Procédure de gestion</text:h>
      <text:h text:style-name="P1000" text:outline-level="4">Étape 1 : Détection et signalement</text:h>
      <text:list text:style-name="LFO35" text:continue-numbering="true">
        <text:list-item>
          <text:p text:style-name="P1001">Système de surveillance (Nagios, SNMP)</text:p>
        </text:list-item>
        <text:list-item>
          <text:p text:style-name="P1002">Alertes automatiques par email/SMS</text:p>
        </text:list-item>
        <text:list-item>
          <text:p text:style-name="P1003">Signalement manuel par utilisateurs</text:p>
        </text:list-item>
      </text:list>
      <text:h text:style-name="P1004" text:outline-level="4">Étape 2 : Qualification</text:h>
      <text:list text:style-name="LFO36" text:continue-numbering="true">
        <text:list-item>
          <text:p text:style-name="P1005">Évaluation de la criticité</text:p>
        </text:list-item>
        <text:list-item>
          <text:p text:style-name="P1006">Identification de la cause</text:p>
        </text:list-item>
        <text:list-item>
          <text:p text:style-name="P1007">Périmètre affecté</text:p>
        </text:list-item>
      </text:list>
      <text:h text:style-name="P1008" text:outline-level="4">Étape 3 : Confinement</text:h>
      <text:list text:style-name="LFO37" text:continue-numbering="true">
        <text:list-item>
          <text:p text:style-name="P1009">Isoler le système compromis</text:p>
        </text:list-item>
        <text:list-item>
          <text:p text:style-name="P1010">Bloquer l'accès réseau si nécessaire</text:p>
        </text:list-item>
        <text:list-item>
          <text:p text:style-name="P1011">Préserver les preuves (logs, dumps mémoire)</text:p>
        </text:list-item>
      </text:list>
      <text:h text:style-name="P1012" text:outline-level="4">Étape 4 : Éradication</text:h>
      <text:list text:style-name="LFO38" text:continue-numbering="true">
        <text:list-item>
          <text:p text:style-name="P1013">Supprimer la menace (malware, accès non autorisé)</text:p>
        </text:list-item>
        <text:list-item>
          <text:p text:style-name="P1014">Corriger la vulnérabilité</text:p>
        </text:list-item>
        <text:list-item>
          <text:p text:style-name="P1015">Patcher les systèmes</text:p>
        </text:list-item>
      </text:list>
      <text:h text:style-name="P1016" text:outline-level="4">Étape 5 : Récupération</text:h>
      <text:list text:style-name="LFO39" text:continue-numbering="true">
        <text:list-item>
          <text:p text:style-name="P1017">Restauration depuis sauvegardes</text:p>
        </text:list-item>
        <text:list-item>
          <text:p text:style-name="P1018">Tests de fonctionnement</text:p>
        </text:list-item>
        <text:list-item>
          <text:p text:style-name="P1019">Remise en production progressive</text:p>
        </text:list-item>
      </text:list>
      <text:h text:style-name="P1020" text:outline-level="4">Étape 6 : Retour d'expérience</text:h>
      <text:list text:style-name="LFO40" text:continue-numbering="true">
        <text:list-item>
          <text:p text:style-name="P1021">Analyse post-incident</text:p>
        </text:list-item>
        <text:list-item>
          <text:p text:style-name="P1022">Documentation de l'incident</text:p>
        </text:list-item>
        <text:list-item>
          <text:p text:style-name="P1023">Mise à jour des procédures</text:p>
        </text:list-item>
      </text:list>
      <text:h text:style-name="P1024" text:outline-level="3">9.3 Contacts d'urgence</text:h>
      <table:table table:style-name="Table1025">
        <table:table-columns>
          <table:table-column table:style-name="TableColumn1026"/>
          <table:table-column table:style-name="TableColumn1027"/>
          <table:table-column table:style-name="TableColumn1028"/>
          <table:table-column table:style-name="TableColumn1029"/>
        </table:table-columns>
        <table:table-header-rows>
          <table:table-row table:style-name="TableRow1030">
            <table:table-cell table:style-name="TableCell1031">
              <text:p text:style-name="P1032">Rôle</text:p>
            </table:table-cell>
            <table:table-cell table:style-name="TableCell1033">
              <text:p text:style-name="P1034">Nom</text:p>
            </table:table-cell>
            <table:table-cell table:style-name="TableCell1035">
              <text:p text:style-name="P1036">Téléphone</text:p>
            </table:table-cell>
            <table:table-cell table:style-name="TableCell1037">
              <text:p text:style-name="P1038">Email</text:p>
            </table:table-cell>
          </table:table-row>
        </table:table-header-rows>
        <table:table-row table:style-name="TableRow1039">
          <table:table-cell table:style-name="TableCell1040">
            <text:p text:style-name="P1041">Administrateur réseau principal</text:p>
          </table:table-cell>
          <table:table-cell table:style-name="TableCell1042">
            <text:p text:style-name="P1043">Sophie Martin</text:p>
          </table:table-cell>
          <table:table-cell table:style-name="TableCell1044">
            <text:p text:style-name="P1045">06.XX.XX.XX.01</text:p>
          </table:table-cell>
          <table:table-cell table:style-name="TableCell1046">
            <text:p text:style-name="P1047">admin@vpc.com</text:p>
          </table:table-cell>
        </table:table-row>
        <table:table-row table:style-name="TableRow1048">
          <table:table-cell table:style-name="TableCell1049">
            <text:p text:style-name="P1050">Responsable sécurité</text:p>
          </table:table-cell>
          <table:table-cell table:style-name="TableCell1051">
            <text:p text:style-name="P1052">Christian Le Druillennec</text:p>
          </table:table-cell>
          <table:table-cell table:style-name="TableCell1053">
            <text:p text:style-name="P1054">06.XX.XX.XX.02</text:p>
          </table:table-cell>
          <table:table-cell table:style-name="TableCell1055">
            <text:p text:style-name="P1056">securite@vpc.com</text:p>
          </table:table-cell>
        </table:table-row>
        <table:table-row table:style-name="TableRow1057">
          <table:table-cell table:style-name="TableCell1058">
            <text:p text:style-name="P1059">Prestataire infra</text:p>
          </table:table-cell>
          <table:table-cell table:style-name="TableCell1060">
            <text:p text:style-name="P1061">Support Lycée Lorgues</text:p>
          </table:table-cell>
          <table:table-cell table:style-name="TableCell1062">
            <text:p text:style-name="P1063">04.XX.XX.XX.XX</text:p>
          </table:table-cell>
          <table:table-cell table:style-name="TableCell1064">
            <text:p text:style-name="P1065">support@lycee-lorgues.fr</text:p>
          </table:table-cell>
        </table:table-row>
      </table:table>
      <text:h text:style-name="P1066" text:outline-level="3">9.4 Communication de crise</text:h>
      <text:soft-page-break/>
      <text:p text:style-name="P1067"><text:span text:style-name="T1068">En cas de fuite de données clients (RGPD) :</text:span></text:p>
      <text:list text:style-name="LFO41" text:continue-numbering="true">
        <text:list-item>
          <text:p text:style-name="P1069"><text:span text:style-name="T1070">Notification CNIL sous<text:s/></text:span><text:span text:style-name="T1071">72 heures</text:span></text:p>
        </text:list-item>
        <text:list-item>
          <text:p text:style-name="P1072">Information des personnes concernées si risque élevé</text:p>
        </text:list-item>
        <text:list-item>
          <text:p text:style-name="P1073">Documentation complète de l'incident</text:p>
        </text:list-item>
      </text:list>
      <text:p text:style-name="P1074"><text:span text:style-name="T1075"><draw:custom-shape svg:x="0in" svg:y="0in" svg:width="45.51042in" svg:height="0.00139in" draw:z-index="0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span></text:p>
      <text:h text:style-name="P1076" text:outline-level="2">10. PLAN DE CONTINUITÉ</text:h>
      <text:h text:style-name="P1077" text:outline-level="3">10.1 Analyse d'impact (BIA)</text:h>
      <table:table table:style-name="Table1078">
        <table:table-columns>
          <table:table-column table:style-name="TableColumn1079"/>
          <table:table-column table:style-name="TableColumn1080"/>
          <table:table-column table:style-name="TableColumn1081"/>
        </table:table-columns>
        <table:table-header-rows>
          <table:table-row table:style-name="TableRow1082">
            <table:table-cell table:style-name="TableCell1083">
              <text:p text:style-name="P1084">Processus critique</text:p>
            </table:table-cell>
            <table:table-cell table:style-name="TableCell1085">
              <text:p text:style-name="P1086">Impact si indisponible</text:p>
            </table:table-cell>
            <table:table-cell table:style-name="TableCell1087">
              <text:p text:style-name="P1088">Durée max tolérable</text:p>
            </table:table-cell>
          </table:table-row>
        </table:table-header-rows>
        <table:table-row table:style-name="TableRow1089">
          <table:table-cell table:style-name="TableCell1090">
            <text:p text:style-name="P1091">Site web e-commerce</text:p>
          </table:table-cell>
          <table:table-cell table:style-name="TableCell1092">
            <text:p text:style-name="P1093">Perte chiffre d'affaires, image</text:p>
          </table:table-cell>
          <table:table-cell table:style-name="TableCell1094">
            <text:p text:style-name="P1095">4 heures</text:p>
          </table:table-cell>
        </table:table-row>
        <table:table-row table:style-name="TableRow1096">
          <table:table-cell table:style-name="TableCell1097">
            <text:p text:style-name="P1098">Validation commandes</text:p>
          </table:table-cell>
          <table:table-cell table:style-name="TableCell1099">
            <text:p text:style-name="P1100">Retard livraison clients</text:p>
          </table:table-cell>
          <table:table-cell table:style-name="TableCell1101">
            <text:p text:style-name="P1102">24 heures</text:p>
          </table:table-cell>
        </table:table-row>
        <table:table-row table:style-name="TableRow1103">
          <table:table-cell table:style-name="TableCell1104">
            <text:p text:style-name="P1105">Préparation commandes</text:p>
          </table:table-cell>
          <table:table-cell table:style-name="TableCell1106">
            <text:p text:style-name="P1107">Retard expédition</text:p>
          </table:table-cell>
          <table:table-cell table:style-name="TableCell1108">
            <text:p text:style-name="P1109">8 heures</text:p>
          </table:table-cell>
        </table:table-row>
        <table:table-row table:style-name="TableRow1110">
          <table:table-cell table:style-name="TableCell1111">
            <text:p text:style-name="P1112">Gestion stock</text:p>
          </table:table-cell>
          <table:table-cell table:style-name="TableCell1113">
            <text:p text:style-name="P1114">Erreurs stock, ruptures</text:p>
          </table:table-cell>
          <table:table-cell table:style-name="TableCell1115">
            <text:p text:style-name="P1116">24 heures</text:p>
          </table:table-cell>
        </table:table-row>
      </table:table>
      <text:h text:style-name="P1117" text:outline-level="3">10.2 Solutions de continuité</text:h>
      <text:h text:style-name="P1118" text:outline-level="4">Serveur web</text:h>
      <text:list text:style-name="LFO42" text:continue-numbering="true">
        <text:list-item>
          <text:p text:style-name="P1119"><text:span text:style-name="T1120">Solution</text:span><text:span text:style-name="T1121"><text:s/>: Serveur de secours pré-configuré</text:span></text:p>
        </text:list-item>
        <text:list-item>
          <text:p text:style-name="P1122"><text:span text:style-name="T1123">Activation</text:span><text:span text:style-name="T1124"><text:s/>: Redirection DNS (TTL 300s)</text:span></text:p>
        </text:list-item>
        <text:list-item>
          <text:p text:style-name="P1125"><text:span text:style-name="T1126">Synchronisation</text:span><text:span text:style-name="T1127"><text:s/>: Rsync quotidien</text:span></text:p>
        </text:list-item>
      </text:list>
      <text:h text:style-name="P1128" text:outline-level="4">Base de données</text:h>
      <text:list text:style-name="LFO43" text:continue-numbering="true">
        <text:list-item>
          <text:p text:style-name="P1129"><text:span text:style-name="T1130">Solution</text:span><text:span text:style-name="T1131"><text:s/>: Réplication MySQL master-slave</text:span></text:p>
        </text:list-item>
        <text:list-item>
          <text:p text:style-name="P1132"><text:span text:style-name="T1133">Activation</text:span><text:span text:style-name="T1134"><text:s/>: Basculement manuel (promotion slave)</text:span></text:p>
        </text:list-item>
        <text:list-item>
          <text:p text:style-name="P1135"><text:span text:style-name="T1136">RPO</text:span><text:span text:style-name="T1137"><text:s/>: &lt; 5 minutes</text:span></text:p>
        </text:list-item>
      </text:list>
      <text:h text:style-name="P1138" text:outline-level="4">Réseau</text:h>
      <text:list text:style-name="LFO44" text:continue-numbering="true">
        <text:list-item>
          <text:p text:style-name="P1139"><text:span text:style-name="T1140">Solution</text:span><text:span text:style-name="T1141"><text:s/>: Configuration sauvegardée (Git)</text:span></text:p>
        </text:list-item>
        <text:list-item>
          <text:p text:style-name="P1142"><text:span text:style-name="T1143">Activation</text:span><text:span text:style-name="T1144"><text:s/>: Restauration sur matériel de remplacement</text:span></text:p>
        </text:list-item>
        <text:list-item>
          <text:p text:style-name="P1145"><text:span text:style-name="T1146">Délai</text:span><text:span text:style-name="T1147"><text:s/>: 8 heures (commande + configuration)</text:span></text:p>
        </text:list-item>
      </text:list>
      <text:h text:style-name="P1148" text:outline-level="3">10.3 Mode dégradé</text:h>
      <text:p text:style-name="P1149">En cas d'indisponibilité partielle :</text:p>
      <table:table table:style-name="Table1150">
        <table:table-columns>
          <table:table-column table:style-name="TableColumn1151"/>
          <table:table-column table:style-name="TableColumn1152"/>
          <table:table-column table:style-name="TableColumn1153"/>
        </table:table-columns>
        <table:table-header-rows>
          <table:table-row table:style-name="TableRow1154">
            <table:table-cell table:style-name="TableCell1155">
              <text:p text:style-name="P1156">Composant HS</text:p>
            </table:table-cell>
            <table:table-cell table:style-name="TableCell1157">
              <text:p text:style-name="P1158">Mode dégradé</text:p>
            </table:table-cell>
            <table:table-cell table:style-name="TableCell1159">
              <text:p text:style-name="P1160">Limitations</text:p>
            </table:table-cell>
          </table:table-row>
        </table:table-header-rows>
        <table:table-row table:style-name="TableRow1161">
          <table:table-cell table:style-name="TableCell1162">
            <text:p text:style-name="P1163">Site web</text:p>
          </table:table-cell>
          <table:table-cell table:style-name="TableCell1164">
            <text:p text:style-name="P1165">Page statique informative</text:p>
          </table:table-cell>
          <table:table-cell table:style-name="TableCell1166">
            <text:p text:style-name="P1167">Pas de commandes en ligne</text:p>
          </table:table-cell>
        </table:table-row>
        <table:table-row table:style-name="TableRow1168">
          <table:table-cell table:style-name="TableCell1169">
            <text:p text:style-name="P1170">Lecteur code-barre</text:p>
          </table:table-cell>
          <table:table-cell table:style-name="TableCell1171">
            <text:p text:style-name="P1172">Saisie manuelle</text:p>
          </table:table-cell>
          <table:table-cell table:style-name="TableCell1173">
            <text:p text:style-name="P1174">Lenteur, erreurs possibles</text:p>
          </table:table-cell>
        </table:table-row>
        <table:table-row table:style-name="TableRow1175">
          <table:table-cell table:style-name="TableCell1176">
            <text:p text:style-name="P1177">Balance Arduino</text:p>
          </table:table-cell>
          <table:table-cell table:style-name="TableCell1178">
            <text:p text:style-name="P1179">Pesée manuelle</text:p>
          </table:table-cell>
          <table:table-cell table:style-name="TableCell1180">
            <text:p text:style-name="P1181">Calcul frais port approximatif</text:p>
          </table:table-cell>
        </table:table-row>
        <table:table-row table:style-name="TableRow1182">
          <table:table-cell table:style-name="TableCell1183">
            <text:p text:style-name="P1184">Connexion Internet</text:p>
          </table:table-cell>
          <table:table-cell table:style-name="TableCell1185">
            <text:p text:style-name="P1186">Travail hors ligne</text:p>
          </table:table-cell>
          <table:table-cell table:style-name="TableCell1187">
            <text:p text:style-name="P1188">Synchronisation différée</text:p>
          </table:table-cell>
        </table:table-row>
      </table:table>
      <text:soft-page-break/>
      <text:h text:style-name="P1189" text:outline-level="3">10.4 Tests du PCA</text:h>
      <text:list text:style-name="LFO45" text:continue-numbering="true">
        <text:list-item>
          <text:p text:style-name="P1190"><text:span text:style-name="T1191">Fréquence</text:span><text:span text:style-name="T1192"><text:s/>: Semestrielle</text:span></text:p>
        </text:list-item>
        <text:list-item>
          <text:p text:style-name="P1193"><text:span text:style-name="T1194">Scénarios testés</text:span><text:span text:style-name="T1195"><text:s/>:<text:s/></text:span></text:p>
          <text:list text:continue-numbering="true">
            <text:list-item>
              <text:p text:style-name="P1196">Panne serveur principal</text:p>
            </text:list-item>
            <text:list-item>
              <text:p text:style-name="P1197">Indisponibilité Internet</text:p>
            </text:list-item>
            <text:list-item>
              <text:p text:style-name="P1198">Corruption base de données</text:p>
            </text:list-item>
          </text:list>
        </text:list-item>
        <text:list-item>
          <text:p text:style-name="P1199"><text:span text:style-name="T1200">Participants</text:span><text:span text:style-name="T1201"><text:s/>: Tous les utilisateurs clés</text:span></text:p>
        </text:list-item>
        <text:list-item>
          <text:p text:style-name="P1202"><text:span text:style-name="T1203">Documentation</text:span><text:span text:style-name="T1204"><text:s/>: Rapport de test + mise à jour procédures</text:span></text:p>
        </text:list-item>
      </text:list>
      <text:p text:style-name="P1205"><text:span text:style-name="T1206"><draw:custom-shape svg:x="0in" svg:y="0in" svg:width="45.51042in" svg:height="0.00139in" draw:z-index="0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span></text:p>
      <text:h text:style-name="P1207" text:outline-level="2">ANNEXES</text:h>
      <text:h text:style-name="P1208" text:outline-level="3">Annexe A : Liste de contrôle sécurité mensuelle</text:h>
      <text:list text:style-name="LFO46" text:continue-numbering="true">
        <text:list-item>
          <text:p text:style-name="P1209">[ ] Vérification des mises à jour système (pare-feu, serveurs, OS)</text:p>
        </text:list-item>
        <text:list-item>
          <text:p text:style-name="P1210">[ ] Analyse des logs de sécurité</text:p>
        </text:list-item>
        <text:list-item>
          <text:p text:style-name="P1211">[ ] Test de restauration des sauvegardes</text:p>
        </text:list-item>
        <text:list-item>
          <text:p text:style-name="P1212">[ ] Vérification des comptes utilisateurs (désactivation comptes inactifs)</text:p>
        </text:list-item>
        <text:list-item>
          <text:p text:style-name="P1213">[ ] Scan de vulnérabilités (Nessus, OpenVAS)</text:p>
        </text:list-item>
        <text:list-item>
          <text:p text:style-name="P1214">[ ] Revue des règles pare-feu</text:p>
        </text:list-item>
        <text:list-item>
          <text:p text:style-name="P1215">[ ] Test d'intrusion (mensuel)</text:p>
        </text:list-item>
        <text:list-item>
          <text:p text:style-name="P1216">[ ] Formation/sensibilisation utilisateurs (trimestriel)</text:p>
        </text:list-item>
      </text:list>
      <text:h text:style-name="P1217" text:outline-level="3">Annexe B : Checklist déploiement en production</text:h>
      <text:list text:style-name="LFO47" text:continue-numbering="true">
        <text:list-item>
          <text:p text:style-name="P1218">[ ] Code source versionné (Git)</text:p>
        </text:list-item>
        <text:list-item>
          <text:p text:style-name="P1219">[ ] Tests de sécurité réalisés (OWASP Top 10)</text:p>
        </text:list-item>
        <text:list-item>
          <text:p text:style-name="P1220">[ ] Validation des entrées côté serveur</text:p>
        </text:list-item>
        <text:list-item>
          <text:p text:style-name="P1221">[ ] Protection CSRF activée</text:p>
        </text:list-item>
        <text:list-item>
          <text:p text:style-name="P1222">[ ] HTTPS configuré (certificat valide)</text:p>
        </text:list-item>
        <text:list-item>
          <text:p text:style-name="P1223">[ ] Headers de sécurité configurés (CSP, HSTS, X-Frame-Options)</text:p>
        </text:list-item>
        <text:list-item>
          <text:p text:style-name="P1224">[ ] Fichiers sensibles (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TS_CIEL</meta:initial-creator>
    <dc:creator>BTS_CIEL</dc:creator>
    <meta:creation-date>2026-01-20T09:35:00Z</meta:creation-date>
    <dc:date>2026-01-20T09:40:00Z</dc:date>
    <meta:template xlink:href="Normal.dotm" xlink:type="simple"/>
    <meta:editing-cycles>1</meta:editing-cycles>
    <meta:editing-duration>PT300S</meta:editing-duration>
    <meta:document-statistic meta:page-count="15" meta:paragraph-count="39" meta:word-count="3063" meta:character-count="19871" meta:row-count="140" meta:non-whitespace-character-count="16847"/>
  </office:meta>
</office:document-meta>
</file>